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Georgia" svg:font-family="Georgia"/>
    <style:font-face style:name="Helvetica" svg:font-family="Helvetica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-0.002cm" fo:line-height="100%" fo:margin-top="0cm" fo:margin-left="-0.002cm" fo:margin-right="-0.002cm" style:writing-mode="lr-tb"/>
    </style:style>
    <style:style style:name="T1_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1_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1_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2" style:family="paragraph" style:parent-style-name="Standard">
      <style:paragraph-properties fo:text-align="center" fo:break-before="auto" fo:text-indent="-0.002cm" fo:line-height="100%" fo:margin-top="0cm" fo:margin-left="-0.002cm" fo:margin-right="-0.002cm" style:writing-mode="lr-tb"/>
      <style:text-properties fo:color="#000000" style:font-name="Helvetica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paragraph-properties fo:break-before="auto" fo:text-indent="-0.002cm" fo:line-height="100%" fo:margin-top="0cm" fo:margin-left="-0.002cm" fo:margin-right="-0.002cm" style:writing-mode="lr-tb"/>
    </style:style>
    <style:style style:name="T3_1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3_2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3_3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3_4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3_5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3_6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3_7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3_8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3_9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3_10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P4" style:family="paragraph" style:parent-style-name="Standard">
      <style:paragraph-properties fo:break-before="auto" fo:text-indent="-0.002cm" fo:line-height="100%" fo:margin-top="0cm" fo:margin-left="-0.002cm" fo:margin-right="-0.002cm" style:writing-mode="lr-tb"/>
      <style:text-properties fo:color="#000000" style:font-name="Helvetica" fo:font-size="12pt" style:font-name-asian="Helvetica" style:font-size-asian="12pt" style:font-name-complex="Helvetica" style:font-size-complex="12pt"/>
    </style:style>
    <style:style style:name="P5" style:family="paragraph" style:parent-style-name="Standard">
      <style:paragraph-properties fo:break-before="auto" fo:text-indent="-0.002cm" fo:line-height="100%" fo:margin-top="0cm" fo:margin-left="-0.002cm" fo:margin-right="-0.002cm" style:writing-mode="lr-tb"/>
    </style:style>
    <style:style style:name="T5_1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5_2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5_3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5_4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5_5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5_6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5_7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5_8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5_9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5_10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5_11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5_12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5_13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5_14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5_15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5_16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5_17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5_18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P6" style:family="paragraph" style:parent-style-name="Standard">
      <style:paragraph-properties fo:break-before="auto" fo:text-indent="-0.002cm" fo:line-height="100%" fo:margin-top="0cm" fo:margin-left="-0.002cm" fo:margin-right="-0.002cm" style:writing-mode="lr-tb"/>
      <style:text-properties fo:color="#000000" style:font-name="Helvetica" fo:font-size="12pt" style:font-name-asian="Helvetica" style:font-size-asian="12pt" style:font-name-complex="Helvetica" style:font-size-complex="12pt"/>
    </style:style>
    <style:style style:name="P7" style:family="paragraph" style:parent-style-name="Standard">
      <style:paragraph-properties fo:break-before="auto" fo:text-indent="-0.002cm" fo:line-height="100%" fo:margin-top="0cm" fo:margin-left="-0.002cm" fo:margin-right="-0.002cm" style:writing-mode="lr-tb"/>
    </style:style>
    <style:style style:name="T7_1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2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3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4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5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6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7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8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9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10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11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12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13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14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15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16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17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18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19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20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21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22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23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24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25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26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27" style:family="text">
      <style:text-properties fo:color="#000000" style:font-name="Times New Roman" fo:font-size="9pt" style:font-name-asian="Times New Roman" style:font-size-asian="9pt" style:font-name-complex="Times New Roman" style:font-size-complex="9pt" style:text-underline-style="solid" style:text-underline-color="font-color"/>
    </style:style>
    <style:style style:name="T7_28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29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30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31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32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33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34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35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36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37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38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39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40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41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42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43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44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45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46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7_47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P8" style:family="paragraph" style:parent-style-name="Standard">
      <style:paragraph-properties fo:break-before="auto" fo:text-indent="-0.002cm" fo:line-height="100%" fo:margin-top="0cm" fo:margin-left="-0.002cm" fo:margin-right="-0.002cm" style:writing-mode="lr-tb"/>
      <style:text-properties fo:color="#000000" style:font-name="Helvetica" fo:font-size="12pt" style:font-name-asian="Helvetica" style:font-size-asian="12pt" style:font-name-complex="Helvetica" style:font-size-complex="12pt"/>
    </style:style>
    <style:style style:name="P9" style:family="paragraph" style:parent-style-name="Standard">
      <style:paragraph-properties fo:break-before="auto" fo:text-indent="-0.002cm" fo:line-height="100%" fo:margin-top="0cm" fo:margin-left="-0.002cm" fo:margin-right="-0.002cm" style:writing-mode="lr-tb"/>
    </style:style>
    <style:style style:name="T9_1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9_2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9_3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9_4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9_5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9_6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9_7" style:family="text">
      <style:text-properties fo:color="#000000" style:font-name="Times New Roman" fo:font-size="9pt" style:font-name-asian="Times New Roman" style:font-size-asian="9pt" style:font-name-complex="Times New Roman" style:font-size-complex="9pt" style:text-underline-style="solid" style:text-underline-color="font-color"/>
    </style:style>
    <style:style style:name="T9_8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9_9" style:family="text">
      <style:text-properties fo:color="#000000" style:font-name="Times New Roman" fo:font-size="9pt" style:font-name-asian="Times New Roman" style:font-size-asian="9pt" style:font-name-complex="Times New Roman" style:font-size-complex="9pt" style:text-underline-style="solid" style:text-underline-color="font-color"/>
    </style:style>
    <style:style style:name="P10" style:family="paragraph" style:parent-style-name="Standard">
      <style:paragraph-properties fo:break-before="auto" fo:text-indent="-0.002cm" fo:line-height="100%" fo:margin-top="0cm" fo:margin-left="-0.002cm" fo:margin-right="-0.002cm" style:writing-mode="lr-tb"/>
      <style:text-properties fo:color="#000000" style:font-name="Helvetica" fo:font-size="12pt" style:font-name-asian="Helvetica" style:font-size-asian="12pt" style:font-name-complex="Helvetica" style:font-size-complex="12pt"/>
    </style:style>
    <style:style style:name="P11" style:family="paragraph" style:parent-style-name="Standard">
      <style:paragraph-properties fo:text-align="center" fo:break-before="auto" fo:text-indent="-0.002cm" fo:line-height="100%" fo:margin-top="0cm" fo:margin-left="-0.002cm" fo:margin-right="-0.002cm" style:writing-mode="lr-tb"/>
    </style:style>
    <style:style style:name="T11_1" style:family="text">
      <style:text-properties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11_2" style:family="text">
      <style:text-properties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11_3" style:family="text">
      <style:text-properties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11_4" style:family="text">
      <style:text-properties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11_5" style:family="text">
      <style:text-properties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P12" style:family="paragraph" style:parent-style-name="Standard">
      <style:paragraph-properties fo:break-before="auto" fo:text-indent="-0.002cm" fo:line-height="100%" fo:margin-top="0cm" fo:margin-left="-0.002cm" fo:margin-right="-0.002cm" style:writing-mode="lr-tb"/>
    </style:style>
    <style:style style:name="T12_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1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1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1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1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1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1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1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1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1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1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2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2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2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2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2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2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2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2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2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2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3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3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3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3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3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3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3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3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3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3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4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4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4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4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4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4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4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4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4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4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5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5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5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5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5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5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5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5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5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5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6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6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6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6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6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6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6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6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6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6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7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7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7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7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7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7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7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7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7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7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8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8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8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8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8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8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8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8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8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8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9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9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9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9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9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9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9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9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9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9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10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10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10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10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10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10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10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10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10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10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11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11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2_11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13" style:family="paragraph" style:parent-style-name="Standard">
      <style:paragraph-properties fo:break-before="auto" fo:text-indent="-0.002cm" fo:line-height="100%" fo:margin-top="0cm" fo:margin-left="-0.002cm" fo:margin-right="-0.002cm" style:writing-mode="lr-tb"/>
    </style:style>
    <style:style style:name="T13_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1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1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1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1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1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1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1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1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1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1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2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2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2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2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2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2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2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2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2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2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3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3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3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3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3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3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3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3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3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3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4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4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4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4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4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4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4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4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4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4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5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5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5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5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5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3_5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14" style:family="paragraph" style:parent-style-name="Standard">
      <style:paragraph-properties fo:break-before="auto" fo:text-indent="-0.002cm" fo:line-height="100%" fo:margin-top="0cm" fo:margin-left="-0.002cm" fo:margin-right="-0.002cm" style:writing-mode="lr-tb"/>
    </style:style>
    <style:style style:name="T14_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1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1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1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1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1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1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1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1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1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1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2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2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2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2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2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2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2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2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2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2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3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3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3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3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3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3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3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3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3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3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4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4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4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4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4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4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4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4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4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4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5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5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5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5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5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5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5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5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5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5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6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6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6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6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6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6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6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6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6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6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7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7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7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7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7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7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7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4_7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15" style:family="paragraph" style:parent-style-name="Standard">
      <style:paragraph-properties fo:break-before="auto" fo:text-indent="-0.002cm" fo:line-height="100%" fo:margin-top="0cm" fo:margin-left="-0.002cm" fo:margin-right="-0.002cm" style:writing-mode="lr-tb"/>
    </style:style>
    <style:style style:name="T15_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5_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5_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5_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5_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5_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5_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5_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5_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5_1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5_1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5_1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5_1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5_1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5_1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16" style:family="paragraph" style:parent-style-name="Standard">
      <style:paragraph-properties fo:break-before="auto" fo:text-indent="-0.002cm" fo:line-height="100%" fo:margin-top="0cm" fo:margin-left="-0.002cm" fo:margin-right="-0.002cm" style:writing-mode="lr-tb"/>
    </style:style>
    <style:style style:name="T16_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6_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6_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6_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6_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6_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6_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6_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6_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6_1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6_1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6_1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6_1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6_1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6_1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6_1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6_1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6_1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6_1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6_2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6_2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17" style:family="paragraph" style:parent-style-name="Standard">
      <style:paragraph-properties fo:break-before="auto" fo:text-indent="-0.002cm" fo:line-height="100%" fo:margin-top="0cm" fo:margin-left="-0.002cm" fo:margin-right="-0.002cm" style:writing-mode="lr-tb"/>
    </style:style>
    <style:style style:name="T17_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1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1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1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1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1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1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1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1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1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1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2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2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2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2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2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2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2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2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2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2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3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3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3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3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3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3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3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3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3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3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4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4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4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4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4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4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4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4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4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4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5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5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5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5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5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5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5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5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5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5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6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6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6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6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6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6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6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6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6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6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7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7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7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7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7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7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7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7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7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7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8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8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8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8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8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8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8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8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8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8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9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9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9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9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9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9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9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9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9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9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10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10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10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10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10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10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10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10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10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10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11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11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11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11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11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7_11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18" style:family="paragraph" style:parent-style-name="Standard">
      <style:paragraph-properties fo:break-before="auto" fo:text-indent="-0.002cm" fo:line-height="100%" fo:margin-top="0cm" fo:margin-left="-0.002cm" fo:margin-right="-0.002cm" style:writing-mode="lr-tb"/>
    </style:style>
    <style:style style:name="T18_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8_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8_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8_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8_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8_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8_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8_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8_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8_1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8_1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8_1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8_1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8_1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8_1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8_1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8_1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8_1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8_1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8_2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8_2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8_2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8_2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8_2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8_2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8_2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8_2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8_2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8_2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8_3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8_3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8_3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8_3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8_3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8_3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19" style:family="paragraph" style:parent-style-name="Standard">
      <style:paragraph-properties fo:break-before="auto" fo:text-indent="-0.002cm" fo:line-height="100%" fo:margin-top="0cm" fo:margin-left="-0.002cm" fo:margin-right="-0.002cm" style:writing-mode="lr-tb"/>
    </style:style>
    <style:style style:name="T19_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2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2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2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2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2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2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2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2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2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2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3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3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3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3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3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3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3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3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3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3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4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4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4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4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4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4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4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4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4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4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5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5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5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5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5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5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5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5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5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5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6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6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6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6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6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6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6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6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6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6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7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7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7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7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7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7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7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7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7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7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8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8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8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8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8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8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8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8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8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8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9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9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9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9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9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9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9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9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9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9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0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0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0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0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0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0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0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0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0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0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1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1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1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1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1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1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1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1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1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1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2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2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2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2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2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2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2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2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2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2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3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3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3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3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3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3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3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3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3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3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4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4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4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4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4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4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4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4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4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4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5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5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5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5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5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5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5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5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5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5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6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6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6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6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6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6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6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_16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20" style:family="paragraph" style:parent-style-name="Standard">
      <style:paragraph-properties fo:break-before="auto" fo:text-indent="-0.002cm" fo:line-height="100%" fo:margin-top="0cm" fo:margin-left="-0.002cm" fo:margin-right="-0.002cm" style:writing-mode="lr-tb"/>
    </style:style>
    <style:style style:name="T20_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0_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0_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0_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0_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0_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0_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0_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0_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0_1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0_1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0_1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0_1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0_1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0_1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0_1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0_1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0_1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0_1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0_2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0_2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0_2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0_2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0_2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0_2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0_2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0_2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0_2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0_2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0_3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0_3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0_3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0_3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21" style:family="paragraph" style:parent-style-name="Standard">
      <style:paragraph-properties fo:break-before="auto" fo:text-indent="-0.002cm" fo:line-height="100%" fo:margin-top="0cm" fo:margin-left="-0.002cm" fo:margin-right="-0.002cm" style:writing-mode="lr-tb"/>
    </style:style>
    <style:style style:name="T21_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1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1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1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1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1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1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1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1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1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1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2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2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2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2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2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2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2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2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2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2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3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3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3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3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3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3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36" style:family="text">
      <style:text-properties fo:color="#000000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21_3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3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3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4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4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4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4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4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4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4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4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4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4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5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5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5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5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5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5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5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5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5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5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6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6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6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6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6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6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6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6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6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6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7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7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7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7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7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7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7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7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7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7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8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8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8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8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8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8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8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8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8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8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9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9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9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9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9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9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9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9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9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9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10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10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10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10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10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10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10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10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10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10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11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11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11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11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11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11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11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11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11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11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12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12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12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12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12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12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12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1_12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22" style:family="paragraph" style:parent-style-name="Standard">
      <style:paragraph-properties fo:break-before="auto" fo:text-indent="-0.002cm" fo:line-height="100%" fo:margin-top="0cm" fo:margin-left="-0.002cm" fo:margin-right="-0.002cm" style:writing-mode="lr-tb"/>
    </style:style>
    <style:style style:name="T22_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1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1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1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1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1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1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1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1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1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1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2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2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2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2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2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2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2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2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2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2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3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3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3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3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3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3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3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3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3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3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4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4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4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4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4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4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4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4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4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4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5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5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5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5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5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5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5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5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5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5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6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6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6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6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6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6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6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6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6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6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7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7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7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7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7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7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7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2_7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23" style:family="paragraph" style:parent-style-name="Standard">
      <style:paragraph-properties fo:break-before="auto" fo:text-indent="-0.002cm" fo:line-height="100%" fo:margin-top="0cm" fo:margin-left="-0.002cm" fo:margin-right="-0.002cm" style:writing-mode="lr-tb"/>
    </style:style>
    <style:style style:name="T23_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1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1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1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1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1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1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1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1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1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1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2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2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2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2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2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2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2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2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2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2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3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3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3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3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3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3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3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3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3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3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4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4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4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4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4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4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4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4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4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4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5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5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5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5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5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5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5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5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5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5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6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6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6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6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6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6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6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6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6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6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7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7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7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7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7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7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7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7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7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7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8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8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8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8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8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8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8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8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8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8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9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9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9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9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9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9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9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9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9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9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10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3_10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24" style:family="paragraph" style:parent-style-name="Standard">
      <style:paragraph-properties fo:break-before="auto" fo:text-indent="-0.002cm" fo:line-height="100%" fo:margin-top="0cm" fo:margin-left="-0.002cm" fo:margin-right="-0.002cm" style:writing-mode="lr-tb"/>
    </style:style>
    <style:style style:name="T24_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1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1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1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1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1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1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1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1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1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1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2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2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2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2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2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2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2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2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2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2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3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3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3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3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3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3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3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3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3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3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4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4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4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4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4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4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4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4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4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4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5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5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5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5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5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5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5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5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5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5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6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6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6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6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6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6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6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6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6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6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7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7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7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7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7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4_7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25" style:family="paragraph" style:parent-style-name="Standard">
      <style:paragraph-properties fo:break-before="auto" fo:text-indent="-0.002cm" fo:line-height="100%" fo:margin-top="0cm" fo:margin-left="-0.002cm" fo:margin-right="-0.002cm" style:writing-mode="lr-tb"/>
    </style:style>
    <style:style style:name="T25_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5_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5_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5_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5_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5_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5_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5_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5_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5_1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5_1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5_1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5_1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5_1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5_1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5_1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5_1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5_1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5_1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5_2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5_2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5_2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5_2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5_2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5_2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5_2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5_2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5_2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5_2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5_3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5_3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5_3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5_3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5_3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5_3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5_3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5_3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5_3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5_3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5_4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5_4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26" style:family="paragraph" style:parent-style-name="Standard">
      <style:paragraph-properties fo:break-before="auto" fo:text-indent="-0.002cm" fo:line-height="100%" fo:margin-top="0cm" fo:margin-left="-0.002cm" fo:margin-right="-0.002cm" style:writing-mode="lr-tb"/>
      <style:text-properties fo:color="#000000" style:font-name="Helvetica" fo:font-size="12pt" style:font-name-asian="Helvetica" style:font-size-asian="12pt" style:font-name-complex="Helvetica" style:font-size-complex="12pt"/>
    </style:style>
    <style:style style:name="P27" style:family="paragraph" style:parent-style-name="Standard">
      <style:paragraph-properties fo:break-before="auto" fo:text-indent="-0.002cm" fo:line-height="100%" fo:margin-top="0cm" fo:margin-left="-0.002cm" fo:margin-right="-0.002cm" style:writing-mode="lr-tb"/>
    </style:style>
    <style:style style:name="T27_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2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2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2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2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2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2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2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2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2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2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3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3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3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3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3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3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3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3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3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3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4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4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4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4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4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4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4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4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4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4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5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5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52" style:family="text">
      <style:text-properties fo:color="#000000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27_5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5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5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5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5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5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5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6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6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6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6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6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6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6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6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6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6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7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7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7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7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7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7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7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7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7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7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8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8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8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8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8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8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8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8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8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8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9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9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9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9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9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9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9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9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9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9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0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0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0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0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04" style:family="text">
      <style:text-properties fo:color="#000000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27_10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0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0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0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0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1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1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1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1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1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1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1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1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1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1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2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2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2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2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2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2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2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2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2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2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3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3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3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3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3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3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3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3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3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3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4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4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4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4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4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4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4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4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4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4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5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5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5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5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5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5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5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5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5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5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6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6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6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6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6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6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6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6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6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6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7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7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7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7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7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7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7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7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7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7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8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8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8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8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8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8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8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8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8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8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9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9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9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9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9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9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9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9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9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19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20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20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20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7_20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break-before="auto" fo:text-indent="-0.002cm" fo:line-height="100%" fo:margin-top="0cm" fo:margin-left="-0.002cm" fo:margin-right="-0.002cm" style:writing-mode="lr-tb"/>
      <style:text-properties fo:color="#000000" style:font-name="Helvetica" fo:font-size="12pt" style:font-name-asian="Helvetica" style:font-size-asian="12pt" style:font-name-complex="Helvetica" style:font-size-complex="12pt"/>
    </style:style>
    <style:style style:name="P29" style:family="paragraph" style:parent-style-name="Standard">
      <style:paragraph-properties fo:break-before="auto" fo:text-indent="-0.002cm" fo:line-height="100%" fo:margin-top="0cm" fo:margin-left="-0.002cm" fo:margin-right="-0.002cm" style:writing-mode="lr-tb"/>
    </style:style>
    <style:style style:name="T29_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9_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9_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9_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9_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9_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9_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9_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9_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9_1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9_1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9_1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9_1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9_1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9_1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9_1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9_1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9_1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9_1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9_2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9_2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9_2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break-before="auto" fo:text-indent="-0.002cm" fo:line-height="100%" fo:margin-top="0cm" fo:margin-left="-0.002cm" fo:margin-right="-0.002cm" style:writing-mode="lr-tb"/>
      <style:text-properties fo:color="#000000" style:font-name="Helvetica" fo:font-size="12pt" style:font-name-asian="Helvetica" style:font-size-asian="12pt" style:font-name-complex="Helvetica" style:font-size-complex="12pt"/>
    </style:style>
    <style:style style:name="P31" style:family="paragraph" style:parent-style-name="Standard">
      <style:paragraph-properties fo:break-before="auto" fo:text-indent="-0.002cm" fo:line-height="100%" fo:margin-top="0cm" fo:margin-left="-0.002cm" fo:margin-right="-0.002cm" style:writing-mode="lr-tb"/>
      <style:text-properties fo:color="#000000" style:font-name="Helvetica" fo:font-size="12pt" style:font-name-asian="Helvetica" style:font-size-asian="12pt" style:font-name-complex="Helvetica" style:font-size-complex="12pt"/>
    </style:style>
    <style:style style:name="P32" style:family="paragraph" style:parent-style-name="Standard">
      <style:paragraph-properties fo:break-before="auto" fo:text-indent="-0.002cm" fo:line-height="100%" fo:margin-top="0cm" fo:margin-left="-0.002cm" fo:margin-right="-0.002cm" style:writing-mode="lr-tb"/>
    </style:style>
    <style:style style:name="T32_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33" style:family="paragraph" style:parent-style-name="Standard">
      <style:paragraph-properties fo:break-before="auto" fo:text-indent="-0.002cm" fo:line-height="100%" fo:margin-top="0cm" fo:margin-left="-0.002cm" fo:margin-right="-0.002cm" style:writing-mode="lr-tb"/>
      <style:text-properties fo:color="#000000" style:font-name="Helvetica" fo:font-size="12pt" style:font-name-asian="Helvetica" style:font-size-asian="12pt" style:font-name-complex="Helvetica" style:font-size-complex="12pt"/>
    </style:style>
    <style:style style:name="P34" style:family="paragraph" style:parent-style-name="Standard">
      <style:paragraph-properties fo:break-before="auto" fo:text-indent="-0.002cm" fo:line-height="100%" fo:margin-top="0cm" fo:margin-left="-0.002cm" fo:margin-right="-0.002cm" style:writing-mode="lr-tb"/>
    </style:style>
    <style:style style:name="T34_1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34_2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34_3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34_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34_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34_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34_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35" style:family="paragraph" style:parent-style-name="Standard">
      <style:paragraph-properties fo:break-before="auto" fo:text-indent="-0.002cm" fo:line-height="100%" fo:margin-top="0cm" fo:margin-left="-0.002cm" fo:margin-right="-0.002cm" style:writing-mode="lr-tb"/>
    </style:style>
    <style:style style:name="T35_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35_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35_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35_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35_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35_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35_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35_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35_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36" style:family="paragraph" style:parent-style-name="Standard">
      <style:paragraph-properties fo:break-before="auto" fo:text-indent="-0.002cm" fo:line-height="100%" fo:margin-top="0cm" fo:margin-left="-0.002cm" fo:margin-right="-0.002cm" style:writing-mode="lr-tb"/>
      <style:text-properties fo:color="#000000" style:font-name="Helvetica" fo:font-size="12pt" style:font-name-asian="Helvetica" style:font-size-asian="12pt" style:font-name-complex="Helvetica" style:font-size-complex="12pt"/>
    </style:style>
    <style:style style:name="P37" style:family="paragraph" style:parent-style-name="Standard">
      <style:paragraph-properties fo:break-before="auto" fo:text-indent="-0.002cm" fo:line-height="100%" fo:margin-top="0cm" fo:margin-left="-0.002cm" fo:margin-right="-0.002cm" style:writing-mode="lr-tb"/>
      <style:text-properties fo:color="#000000" style:font-name="Helvetica" fo:font-size="12pt" style:font-name-asian="Helvetica" style:font-size-asian="12pt" style:font-name-complex="Helvetica" style:font-size-complex="12pt"/>
    </style:style>
    <style:style style:name="P38" style:family="paragraph" style:parent-style-name="Standard">
      <style:paragraph-properties fo:break-before="auto" fo:text-indent="-0.002cm" fo:line-height="100%" fo:margin-top="0cm" fo:margin-left="-0.002cm" fo:margin-right="-0.002cm" style:writing-mode="lr-tb"/>
      <style:text-properties fo:color="#000000" style:font-name="Helvetica" fo:font-size="12pt" style:font-name-asian="Helvetica" style:font-size-asian="12pt" style:font-name-complex="Helvetica" style:font-size-complex="12pt"/>
    </style:style>
    <style:style style:name="P39" style:family="paragraph" style:parent-style-name="Standard">
      <style:paragraph-properties fo:break-before="auto" fo:text-indent="-0.002cm" fo:line-height="100%" fo:margin-top="0cm" fo:margin-left="-0.002cm" fo:margin-right="-0.002cm" style:writing-mode="lr-tb"/>
      <style:text-properties fo:color="#000000" style:font-name="Helvetica" fo:font-size="12pt" style:font-name-asian="Helvetica" style:font-size-asian="12pt" style:font-name-complex="Helvetica" style:font-size-complex="12pt"/>
    </style:style>
    <style:style style:name="P40" style:family="paragraph" style:parent-style-name="Standard">
      <style:paragraph-properties fo:break-before="auto" fo:text-indent="-0.002cm" fo:line-height="100%" fo:margin-top="0cm" fo:margin-left="-0.002cm" fo:margin-right="-0.002cm" style:writing-mode="lr-tb"/>
    </style:style>
    <style:style style:name="T40_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40_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40_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40_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40_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40_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40_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40_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40_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40_1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40_1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40_1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40_1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40_1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40_1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40_1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40_1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41" style:family="paragraph" style:parent-style-name="Standard">
      <style:paragraph-properties fo:break-before="auto" fo:text-indent="-0.002cm" fo:line-height="100%" fo:margin-top="0cm" fo:margin-left="-0.002cm" fo:margin-right="-0.002cm" style:writing-mode="lr-tb"/>
      <style:text-properties fo:color="#000000" style:font-name="Helvetica" fo:font-size="12pt" style:font-name-asian="Helvetica" style:font-size-asian="12pt" style:font-name-complex="Helvetica" style:font-size-complex="12pt"/>
    </style:style>
    <style:style style:name="P42" style:family="paragraph" style:parent-style-name="Standard">
      <style:paragraph-properties fo:break-before="auto" fo:text-indent="-0.002cm" fo:line-height="100%" fo:margin-top="0cm" fo:margin-left="-0.002cm" fo:margin-right="-0.002cm" style:writing-mode="lr-tb"/>
      <style:text-properties fo:color="#000000" style:font-name="Helvetica" fo:font-size="12pt" style:font-name-asian="Helvetica" style:font-size-asian="12pt" style:font-name-complex="Helvetica" style:font-size-complex="12pt"/>
    </style:style>
    <style:style style:name="P43" style:family="paragraph" style:parent-style-name="Standard">
      <style:paragraph-properties fo:break-before="auto" fo:text-indent="-0.002cm" fo:line-height="100%" fo:margin-top="0cm" fo:margin-left="-0.002cm" fo:margin-right="-0.002cm" style:writing-mode="lr-tb"/>
      <style:text-properties fo:color="#000000" style:font-name="Helvetica" fo:font-size="12pt" style:font-name-asian="Helvetica" style:font-size-asian="12pt" style:font-name-complex="Helvetica" style:font-size-complex="12pt"/>
    </style:style>
    <style:style style:name="P44" style:family="paragraph" style:parent-style-name="Standard">
      <style:paragraph-properties fo:break-before="auto" fo:text-indent="-0.002cm" fo:line-height="100%" fo:margin-top="0cm" fo:margin-left="-0.002cm" fo:margin-right="-0.002cm" style:writing-mode="lr-tb"/>
      <style:text-properties fo:color="#000000" style:font-name="Helvetica" fo:font-size="12pt" style:font-name-asian="Helvetica" style:font-size-asian="12pt" style:font-name-complex="Helvetica" style:font-size-complex="12pt"/>
    </style:style>
    <style:style style:name="P45" style:family="paragraph" style:parent-style-name="Standard">
      <style:paragraph-properties fo:break-before="auto" fo:text-indent="-0.002cm" fo:line-height="100%" fo:margin-top="0cm" fo:margin-left="-0.002cm" fo:margin-right="-0.002cm" style:writing-mode="lr-tb"/>
      <style:text-properties fo:color="#000000" style:font-name="Helvetica" fo:font-size="12pt" style:font-name-asian="Helvetica" style:font-size-asian="12pt" style:font-name-complex="Helvetica" style:font-size-complex="12pt"/>
    </style:style>
    <style:style style:name="P46" style:family="paragraph" style:parent-style-name="Standard">
      <style:paragraph-properties fo:break-before="auto" fo:text-indent="-0.002cm" fo:line-height="100%" fo:margin-top="0cm" fo:margin-left="-0.002cm" fo:margin-right="-0.002cm" style:writing-mode="lr-tb"/>
    </style:style>
    <style:style style:name="T46_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46_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46_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46_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46_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46_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46_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46_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47" style:family="paragraph" style:parent-style-name="Standard">
      <style:paragraph-properties fo:break-before="auto" fo:text-indent="-0.002cm" fo:line-height="100%" fo:margin-top="0cm" fo:margin-bottom="0cm" fo:margin-left="-0.002cm" fo:margin-right="-0.002cm" style:writing-mode="lr-tb"/>
      <style:text-properties fo:color="#000000" style:font-name="Helvetica" fo:font-size="12pt" style:font-name-asian="Helvetica" style:font-size-asian="12pt" style:font-name-complex="Helvetica" style:font-size-complex="12pt"/>
    </style:style>
    <style:style style:name="P48" style:family="paragraph" style:parent-style-name="Standard">
      <style:paragraph-properties fo:break-before="auto" fo:text-indent="-0.002cm" fo:line-height="100%" fo:margin-left="-0.002cm" fo:margin-right="-0.002cm" style:writing-mode="lr-tb"/>
      <style:text-properties fo:color="#000000" style:font-name="Helvetica" fo:font-size="12pt" style:font-name-asian="Helvetica" style:font-size-asian="12pt" style:font-name-complex="Helvetica" style:font-size-complex="12pt"/>
    </style:style>
    <style:style style:name="P49" style:family="paragraph" style:parent-style-name="Standard">
      <style:paragraph-properties fo:break-before="auto" fo:text-indent="-0.002cm" fo:line-height="100%" fo:margin-left="-0.002cm" fo:margin-right="-0.002cm" style:writing-mode="lr-tb"/>
      <style:text-properties fo:color="#000000" style:font-name="Helvetica" fo:font-size="12pt" style:font-name-asian="Helvetica" style:font-size-asian="12pt" style:font-name-complex="Helvetica" style:font-size-complex="12pt"/>
    </style:style>
    <style:style style:name="P50" style:family="paragraph" style:parent-style-name="Standard">
      <style:paragraph-properties fo:break-before="auto" fo:text-indent="-0.002cm" fo:line-height="100%" fo:margin-top="0cm" fo:margin-bottom="0cm" fo:margin-left="-0.002cm" fo:margin-right="-0.002cm" style:writing-mode="lr-tb"/>
      <style:text-properties fo:color="#000000" style:font-name="Helvetica" fo:font-size="12pt" style:font-name-asian="Helvetica" style:font-size-asian="12pt" style:font-name-complex="Helvetica" style:font-size-complex="12pt"/>
    </style:style>
    <style:style style:name="P51" style:family="paragraph" style:parent-style-name="Standard">
      <style:paragraph-properties fo:break-before="auto" fo:text-indent="-0.002cm" fo:line-height="100%" fo:margin-left="-0.002cm" fo:margin-right="-0.002cm" style:writing-mode="lr-tb"/>
      <style:text-properties fo:color="#000000" style:font-name="Helvetica" fo:font-size="12pt" style:font-name-asian="Helvetica" style:font-size-asian="12pt" style:font-name-complex="Helvetica" style:font-size-complex="12pt"/>
    </style:style>
    <style:style style:name="P52" style:family="paragraph" style:parent-style-name="Standard">
      <style:paragraph-properties fo:break-before="auto" fo:text-indent="-0.002cm" fo:line-height="100%" fo:margin-left="-0.002cm" fo:margin-right="-0.002cm" style:writing-mode="lr-tb"/>
      <style:text-properties fo:color="#000000" style:font-name="Helvetica" fo:font-size="12pt" style:font-name-asian="Helvetica" style:font-size-asian="12pt" style:font-name-complex="Helvetica" style:font-size-complex="12pt"/>
    </style:style>
    <style:style style:name="P53" style:family="paragraph" style:parent-style-name="Standard">
      <style:paragraph-properties fo:break-before="auto" fo:text-indent="-0.002cm" fo:line-height="100%" fo:margin-top="0cm" fo:margin-bottom="0cm" fo:margin-left="-0.002cm" fo:margin-right="-0.002cm" style:writing-mode="lr-tb"/>
      <style:text-properties fo:color="#000000" style:font-name="Helvetica" fo:font-size="12pt" style:font-name-asian="Helvetica" style:font-size-asian="12pt" style:font-name-complex="Helvetica" style:font-size-complex="12pt"/>
    </style:style>
    <style:style style:name="P54" style:family="paragraph" style:parent-style-name="Standard">
      <style:paragraph-properties fo:break-before="auto" fo:text-indent="-0.002cm" fo:line-height="100%" fo:margin-left="-0.002cm" fo:margin-right="-0.002cm" style:writing-mode="lr-tb"/>
      <style:text-properties fo:color="#000000" style:font-name="Helvetica" fo:font-size="12pt" style:font-name-asian="Helvetica" style:font-size-asian="12pt" style:font-name-complex="Helvetica" style:font-size-complex="12pt"/>
    </style:style>
    <style:style style:name="P55" style:family="paragraph" style:parent-style-name="Standard">
      <style:paragraph-properties fo:break-before="auto" fo:text-indent="-0.002cm" fo:line-height="100%" fo:margin-top="0cm" fo:margin-bottom="0cm" fo:margin-left="-0.002cm" fo:margin-right="-0.002cm" style:writing-mode="lr-tb"/>
      <style:text-properties fo:color="#000000" style:font-name="Helvetica" fo:font-size="12pt" style:font-name-asian="Helvetica" style:font-size-asian="12pt" style:font-name-complex="Helvetica" style:font-size-complex="12pt"/>
    </style:style>
    <style:style style:name="P56" style:family="paragraph" style:parent-style-name="Standard">
      <style:paragraph-properties fo:break-before="auto" fo:text-indent="-0.002cm" fo:line-height="100%" fo:margin-left="-0.002cm" fo:margin-right="-0.002cm" style:writing-mode="lr-tb"/>
      <style:text-properties fo:color="#000000" style:font-name="Helvetica" fo:font-size="12pt" style:font-name-asian="Helvetica" style:font-size-asian="12pt" style:font-name-complex="Helvetica" style:font-size-complex="12pt"/>
    </style:style>
    <style:style style:name="P57" style:family="paragraph" style:parent-style-name="Standard">
      <style:paragraph-properties fo:break-before="auto" fo:text-indent="-0.002cm" fo:line-height="100%" fo:margin-top="0cm" fo:margin-bottom="0cm" fo:margin-left="-0.002cm" fo:margin-right="-0.002cm" style:writing-mode="lr-tb"/>
      <style:text-properties fo:color="#000000" style:font-name="Helvetica" fo:font-size="12pt" style:font-name-asian="Helvetica" style:font-size-asian="12pt" style:font-name-complex="Helvetica" style:font-size-complex="12pt"/>
    </style:style>
    <style:style style:name="P58" style:family="paragraph" style:parent-style-name="Standard">
      <style:paragraph-properties fo:break-before="auto" fo:text-indent="-0.002cm" fo:line-height="100%" fo:margin-left="-0.002cm" fo:margin-right="-0.002cm" style:writing-mode="lr-tb"/>
      <style:text-properties fo:color="#000000" style:font-name="Helvetica" fo:font-size="12pt" style:font-name-asian="Helvetica" style:font-size-asian="12pt" style:font-name-complex="Helvetica" style:font-size-complex="12pt"/>
    </style:style>
    <style:style style:name="P59" style:family="paragraph" style:parent-style-name="Standard">
      <style:paragraph-properties fo:break-before="auto" fo:text-indent="-0.002cm" fo:line-height="100%" fo:margin-top="0cm" fo:margin-bottom="0cm" fo:margin-left="-0.002cm" fo:margin-right="-0.002cm" style:writing-mode="lr-tb"/>
      <style:text-properties fo:color="#000000" style:font-name="Helvetica" fo:font-size="12pt" style:font-name-asian="Helvetica" style:font-size-asian="12pt" style:font-name-complex="Helvetica" style:font-size-complex="12pt"/>
    </style:style>
    <style:style style:name="P60" style:family="paragraph" style:parent-style-name="Standard">
      <style:paragraph-properties fo:break-before="auto" fo:text-indent="-0.002cm" fo:line-height="100%" fo:margin-left="-0.002cm" fo:margin-right="-0.002cm" style:writing-mode="lr-tb"/>
      <style:text-properties fo:color="#000000" style:font-name="Helvetica" fo:font-size="12pt" style:font-name-asian="Helvetica" style:font-size-asian="12pt" style:font-name-complex="Helvetica" style:font-size-complex="12pt"/>
    </style:style>
    <style:style style:name="P61" style:family="paragraph" style:parent-style-name="Standard">
      <style:paragraph-properties fo:break-before="auto" fo:text-indent="-0.002cm" fo:line-height="100%" fo:margin-top="0cm" fo:margin-bottom="0cm" fo:margin-left="-0.002cm" fo:margin-right="-0.002cm" style:writing-mode="lr-tb"/>
      <style:text-properties fo:color="#000000" style:font-name="Helvetica" fo:font-size="12pt" style:font-name-asian="Helvetica" style:font-size-asian="12pt" style:font-name-complex="Helvetica" style:font-size-complex="12pt"/>
    </style:style>
    <style:style style:name="P62" style:family="paragraph" style:parent-style-name="Standard">
      <style:paragraph-properties fo:break-before="auto" fo:text-indent="-0.002cm" fo:line-height="100%" fo:margin-left="-0.002cm" fo:margin-right="-0.002cm" style:writing-mode="lr-tb"/>
      <style:text-properties fo:color="#000000" style:font-name="Helvetica" fo:font-size="12pt" style:font-name-asian="Helvetica" style:font-size-asian="12pt" style:font-name-complex="Helvetica" style:font-size-complex="12pt"/>
    </style:style>
  </office:automatic-styles>
  <office:body>
    <office:text>
      <text:p text:style-name="P1"><text:span text:style-name="T1_1">RENTAL</text:span><text:span text:style-name="T1_2"><text:s/></text:span><text:span text:style-name="T1_3">AGREEMENT</text:span></text:p>
      <text:p text:style-name="P2"/>
      <text:p text:style-name="P3"><text:span text:style-name="T3_1">Address</text:span><text:span text:style-name="T3_2">:<text:s text:c="2"/>21<text:s/></text:span><text:span text:style-name="T3_3">W</text:span><text:span text:style-name="T3_4">.<text:s text:c="2"/></text:span><text:span text:style-name="T3_5">North</text:span><text:span text:style-name="T3_6"><text:s/></text:span><text:span text:style-name="T3_7">Street</text:span><text:span text:style-name="T3_8">,<text:s text:c="2"/></text:span><text:span text:style-name="T3_9">Ste</text:span><text:span text:style-name="T3_10"><text:s/>103</text:span></text:p>
      <text:p text:style-name="P4"/>
      <text:p text:style-name="P5"><text:span text:style-name="T5_1">Name</text:span><text:span text:style-name="T5_2"><text:s/></text:span><text:span text:style-name="T5_3">of</text:span><text:span text:style-name="T5_4"><text:s/></text:span><text:span text:style-name="T5_5">Lessees</text:span><text:span text:style-name="T5_6">:<text:s text:c="6"/></text:span><text:span text:style-name="T5_7">Trevor</text:span><text:span text:style-name="T5_8"><text:s/></text:span><text:span text:style-name="T5_9">Fischer</text:span><text:span text:style-name="T5_10"><text:s text:c="2"/></text:span><text:span text:style-name="T5_11">dba</text:span><text:span text:style-name="T5_12"><text:s/></text:span><text:span text:style-name="T5_13">Synhak</text:span><text:span text:style-name="T5_14">-</text:span><text:span text:style-name="T5_15">Maker</text:span><text:span text:style-name="T5_16"><text:s/></text:span><text:span text:style-name="T5_17">Place</text:span><text:span text:style-name="T5_18"><text:s text:c="2"/></text:span></text:p>
      <text:p text:style-name="P6"/>
      <text:p text:style-name="P7"><text:span text:style-name="T7_1">To</text:span><text:span text:style-name="T7_2"><text:s/></text:span><text:span text:style-name="T7_3">be</text:span><text:span text:style-name="T7_4"><text:s/></text:span><text:span text:style-name="T7_5">occupied</text:span><text:span text:style-name="T7_6"><text:s/></text:span><text:span text:style-name="T7_7">from</text:span><text:span text:style-name="T7_8"><text:s text:c="6"/></text:span><text:span text:style-name="T7_9">Dec</text:span><text:span text:style-name="T7_10">.<text:s/>1,<text:s/>2012<text:s text:c="24"/></text:span><text:span text:style-name="T7_11">for</text:span><text:span text:style-name="T7_12"><text:s/></text:span><text:span text:style-name="T7_13">the</text:span><text:span text:style-name="T7_14"><text:s/></text:span><text:span text:style-name="T7_15">length</text:span><text:span text:style-name="T7_16"><text:s/></text:span><text:span text:style-name="T7_17">of</text:span><text:span text:style-name="T7_18"><text:s text:c="2"/></text:span><text:span text:style-name="T7_19">One</text:span><text:span text:style-name="T7_20"><text:s/>(1)<text:s/></text:span><text:span text:style-name="T7_21">year</text:span><text:span text:style-name="T7_22"><text:s/>(</text:span><text:span text:style-name="T7_23">December</text:span><text:span text:style-name="T7_24"><text:s/>1,<text:s/>2013)<text:s text:c="2"/></text:span><text:span text:style-name="T7_25">at</text:span><text:span text:style-name="T7_26"><text:s/></text:span><text:span text:style-name="T7_27">$<text:s text:c="3"/>500.00<text:s text:c="4"/></text:span><text:span text:style-name="T7_28"><text:s/></text:span><text:span text:style-name="T7_29">per</text:span><text:span text:style-name="T7_30"><text:s/></text:span><text:span text:style-name="T7_31">month</text:span><text:span text:style-name="T7_32"><text:s/></text:span><text:span text:style-name="T7_33">payable</text:span><text:span text:style-name="T7_34"><text:s/></text:span><text:span text:style-name="T7_35">on</text:span><text:span text:style-name="T7_36"><text:s/></text:span><text:span text:style-name="T7_37">the</text:span><text:span text:style-name="T7_38"><text:s/></text:span><text:span text:style-name="T7_39">first</text:span><text:span text:style-name="T7_40"><text:s/></text:span><text:span text:style-name="T7_41">day</text:span><text:span text:style-name="T7_42"><text:s/></text:span><text:span text:style-name="T7_43">of</text:span><text:span text:style-name="T7_44"><text:s/></text:span><text:span text:style-name="T7_45">each</text:span><text:span text:style-name="T7_46"><text:s/></text:span><text:span text:style-name="T7_47">month</text:span></text:p>
      <text:p text:style-name="P8"/>
      <text:p text:style-name="P9"><text:span text:style-name="T9_1">Present</text:span><text:span text:style-name="T9_2"><text:s/></text:span><text:span text:style-name="T9_3">Phone</text:span><text:span text:style-name="T9_4"><text:s/></text:span><text:span text:style-name="T9_5">Numbers</text:span><text:span text:style-name="T9_6">:<text:s text:c="2"/></text:span><text:span text:style-name="T9_7">(330)<text:s text:c="25"/></text:span><text:span text:style-name="T9_8"><text:s/></text:span><text:span text:style-name="T9_9">(330)<text:s text:c="18"/></text:span></text:p>
      <text:p text:style-name="P10"/>
      <text:p text:style-name="P11"><text:span text:style-name="T11_1">RULES</text:span><text:span text:style-name="T11_2"><text:s/></text:span><text:span text:style-name="T11_3">AND</text:span><text:span text:style-name="T11_4"><text:s/></text:span><text:span text:style-name="T11_5">REGULATIONS</text:span></text:p>
      <text:p text:style-name="P12"><text:span text:style-name="T12_1">1.<text:s text:c="2"/></text:span><text:span text:style-name="T12_2">The</text:span><text:span text:style-name="T12_3"><text:s/></text:span><text:span text:style-name="T12_4">tenant</text:span><text:span text:style-name="T12_5"><text:s/></text:span><text:span text:style-name="T12_6">shall</text:span><text:span text:style-name="T12_7"><text:s/></text:span><text:span text:style-name="T12_8">be</text:span><text:span text:style-name="T12_9"><text:s/></text:span><text:span text:style-name="T12_10">considered</text:span><text:span text:style-name="T12_11"><text:s/></text:span><text:span text:style-name="T12_12">occupants</text:span><text:span text:style-name="T12_13"><text:s/></text:span><text:span text:style-name="T12_14">of</text:span><text:span text:style-name="T12_15"><text:s/></text:span><text:span text:style-name="T12_16">the</text:span><text:span text:style-name="T12_17"><text:s/></text:span><text:span text:style-name="T12_18">premises</text:span><text:span text:style-name="T12_19"><text:s/></text:span><text:span text:style-name="T12_20">on</text:span><text:span text:style-name="T12_21"><text:s/></text:span><text:span text:style-name="T12_22">a</text:span><text:span text:style-name="T12_23"><text:s/></text:span><text:span text:style-name="T12_24">yearly</text:span><text:span text:style-name="T12_25"><text:s/></text:span><text:span text:style-name="T12_26">basis</text:span><text:span text:style-name="T12_27">.<text:s/></text:span><text:span text:style-name="T12_28">Rents</text:span><text:span text:style-name="T12_29"><text:s/></text:span><text:span text:style-name="T12_30">are</text:span><text:span text:style-name="T12_31"><text:s/></text:span><text:span text:style-name="T12_32">due</text:span><text:span text:style-name="T12_33"><text:s/></text:span><text:span text:style-name="T12_34">and</text:span><text:span text:style-name="T12_35"><text:s/></text:span><text:span text:style-name="T12_36">payable</text:span><text:span text:style-name="T12_37"><text:s/></text:span><text:span text:style-name="T12_38">one</text:span><text:span text:style-name="T12_39"><text:s/></text:span><text:span text:style-name="T12_40">month</text:span><text:span text:style-name="T12_41"><text:s/></text:span><text:span text:style-name="T12_42">in</text:span><text:span text:style-name="T12_43"><text:s/></text:span><text:span text:style-name="T12_44">advance</text:span><text:span text:style-name="T12_45"><text:s/></text:span><text:span text:style-name="T12_46">to</text:span><text:span text:style-name="T12_47"><text:s/></text:span><text:span text:style-name="T12_48">The</text:span><text:span text:style-name="T12_49"><text:s/></text:span><text:span text:style-name="T12_50">Everett</text:span><text:span text:style-name="T12_51"><text:s/></text:span><text:span text:style-name="T12_52">Leasing</text:span><text:span text:style-name="T12_53"><text:s/></text:span><text:span text:style-name="T12_54">Group</text:span><text:span text:style-name="T12_55"><text:s/></text:span><text:span text:style-name="T12_56">at</text:span><text:span text:style-name="T12_57"><text:s/>1<text:s/></text:span><text:span text:style-name="T12_58">South</text:span><text:span text:style-name="T12_59"><text:s/></text:span><text:span text:style-name="T12_60">Main</text:span><text:span text:style-name="T12_61"><text:s/></text:span><text:span text:style-name="T12_62">Street</text:span><text:span text:style-name="T12_63">,<text:s/>#304<text:s text:c="2"/></text:span><text:span text:style-name="T12_64">Akron</text:span><text:span text:style-name="T12_65">,<text:s/></text:span><text:span text:style-name="T12_66">OH</text:span><text:span text:style-name="T12_67"><text:s text:c="2"/>44308<text:s/>.<text:s text:c="2"/></text:span><text:span text:style-name="T12_68">Without</text:span><text:span text:style-name="T12_69"><text:s/></text:span><text:span text:style-name="T12_70">any</text:span><text:span text:style-name="T12_71"><text:s/></text:span><text:span text:style-name="T12_72">deductions</text:span><text:span text:style-name="T12_73"><text:s/></text:span><text:span text:style-name="T12_74">whatsoever</text:span><text:span text:style-name="T12_75">.<text:s text:c="2"/></text:span><text:span text:style-name="T12_76">Tenants</text:span><text:span text:style-name="T12_77"><text:s/></text:span><text:span text:style-name="T12_78">will</text:span><text:span text:style-name="T12_79"><text:s/></text:span><text:span text:style-name="T12_80">be</text:span><text:span text:style-name="T12_81"><text:s/></text:span><text:span text:style-name="T12_82">charged</text:span><text:span text:style-name="T12_83"><text:s/></text:span><text:span text:style-name="T12_84">with</text:span><text:span text:style-name="T12_85"><text:s/></text:span><text:span text:style-name="T12_86">rent</text:span><text:span text:style-name="T12_87"><text:s/></text:span><text:span text:style-name="T12_88">and</text:span><text:span text:style-name="T12_89"><text:s/></text:span><text:span text:style-name="T12_90">care</text:span><text:span text:style-name="T12_91"><text:s/></text:span><text:span text:style-name="T12_92">of</text:span><text:span text:style-name="T12_93"><text:s/></text:span><text:span text:style-name="T12_94">the</text:span><text:span text:style-name="T12_95"><text:s/></text:span><text:span text:style-name="T12_96">premises</text:span><text:span text:style-name="T12_97"><text:s/></text:span><text:span text:style-name="T12_98">until</text:span><text:span text:style-name="T12_99"><text:s/></text:span><text:span text:style-name="T12_100">keys</text:span><text:span text:style-name="T12_101"><text:s/></text:span><text:span text:style-name="T12_102">are</text:span><text:span text:style-name="T12_103"><text:s/></text:span><text:span text:style-name="T12_104">returned</text:span><text:span text:style-name="T12_105"><text:s/></text:span><text:span text:style-name="T12_106">to</text:span><text:span text:style-name="T12_107"><text:s/></text:span><text:span text:style-name="T12_108">The</text:span><text:span text:style-name="T12_109"><text:s/></text:span><text:span text:style-name="T12_110">Everett</text:span><text:span text:style-name="T12_111"><text:s/></text:span><text:span text:style-name="T12_112">Group</text:span></text:p>
      <text:p text:style-name="P13"><text:span text:style-name="T13_1">2.<text:s text:c="2"/></text:span><text:span text:style-name="T13_2">Tenant</text:span><text:span text:style-name="T13_3"><text:s/></text:span><text:span text:style-name="T13_4">is</text:span><text:span text:style-name="T13_5"><text:s/></text:span><text:span text:style-name="T13_6">responsible</text:span><text:span text:style-name="T13_7"><text:s/></text:span><text:span text:style-name="T13_8">for</text:span><text:span text:style-name="T13_9"><text:s/></text:span><text:span text:style-name="T13_10">their</text:span><text:span text:style-name="T13_11"><text:s/></text:span><text:span text:style-name="T13_12">own</text:span><text:span text:style-name="T13_13"><text:s text:c="2"/></text:span><text:span text:style-name="T13_14">pro</text:span><text:span text:style-name="T13_15">-</text:span><text:span text:style-name="T13_16">rated</text:span><text:span text:style-name="T13_17"><text:s/></text:span><text:span text:style-name="T13_18">gas</text:span><text:span text:style-name="T13_19">/</text:span><text:span text:style-name="T13_20">electric</text:span><text:span text:style-name="T13_21">.<text:s/></text:span><text:span text:style-name="T13_22">They</text:span><text:span text:style-name="T13_23"><text:s/></text:span><text:span text:style-name="T13_24">are</text:span><text:span text:style-name="T13_25"><text:s/></text:span><text:span text:style-name="T13_26">also</text:span><text:span text:style-name="T13_27"><text:s/></text:span><text:span text:style-name="T13_28">responsible</text:span><text:span text:style-name="T13_29"><text:s/></text:span><text:span text:style-name="T13_30">for</text:span><text:span text:style-name="T13_31"><text:s/></text:span><text:span text:style-name="T13_32">their</text:span><text:span text:style-name="T13_33"><text:s/></text:span><text:span text:style-name="T13_34">own</text:span><text:span text:style-name="T13_35"><text:s/></text:span><text:span text:style-name="T13_36">cleaning</text:span><text:span text:style-name="T13_37"><text:s/></text:span><text:span text:style-name="T13_38">and</text:span><text:span text:style-name="T13_39"><text:s/></text:span><text:span text:style-name="T13_40">trash</text:span><text:span text:style-name="T13_41"><text:s/></text:span><text:span text:style-name="T13_42">removal</text:span><text:span text:style-name="T13_43">.<text:s text:c="2"/></text:span><text:span text:style-name="T13_44">Dumpsters</text:span><text:span text:style-name="T13_45"><text:s/></text:span><text:span text:style-name="T13_46">are</text:span><text:span text:style-name="T13_47"><text:s/></text:span><text:span text:style-name="T13_48">located</text:span><text:span text:style-name="T13_49"><text:s/></text:span><text:span text:style-name="T13_50">along</text:span><text:span text:style-name="T13_51"><text:s/></text:span><text:span text:style-name="T13_52">side</text:span><text:span text:style-name="T13_53"><text:s/></text:span><text:span text:style-name="T13_54">building</text:span><text:span text:style-name="T13_55">.</text:span></text:p>
      <text:p text:style-name="P14"><text:span text:style-name="T14_1">3.<text:s text:c="2"/></text:span><text:span text:style-name="T14_2">Tenant</text:span><text:span text:style-name="T14_3"><text:s/></text:span><text:span text:style-name="T14_4">has</text:span><text:span text:style-name="T14_5"><text:s/></text:span><text:span text:style-name="T14_6">examined</text:span><text:span text:style-name="T14_7"><text:s/></text:span><text:span text:style-name="T14_8">and</text:span><text:span text:style-name="T14_9"><text:s/></text:span><text:span text:style-name="T14_10">knows</text:span><text:span text:style-name="T14_11"><text:s/></text:span><text:span text:style-name="T14_12">the</text:span><text:span text:style-name="T14_13"><text:s/></text:span><text:span text:style-name="T14_14">condition</text:span><text:span text:style-name="T14_15"><text:s/></text:span><text:span text:style-name="T14_16">of</text:span><text:span text:style-name="T14_17"><text:s/></text:span><text:span text:style-name="T14_18">said</text:span><text:span text:style-name="T14_19"><text:s/></text:span><text:span text:style-name="T14_20">premises</text:span><text:span text:style-name="T14_21"><text:s/></text:span><text:span text:style-name="T14_22">and</text:span><text:span text:style-name="T14_23"><text:s/></text:span><text:span text:style-name="T14_24">has</text:span><text:span text:style-name="T14_25"><text:s/></text:span><text:span text:style-name="T14_26">received</text:span><text:span text:style-name="T14_27"><text:s/></text:span><text:span text:style-name="T14_28">the</text:span><text:span text:style-name="T14_29"><text:s/></text:span><text:span text:style-name="T14_30">same</text:span><text:span text:style-name="T14_31"><text:s/></text:span><text:span text:style-name="T14_32">in</text:span><text:span text:style-name="T14_33"><text:s/></text:span><text:span text:style-name="T14_34">good</text:span><text:span text:style-name="T14_35"><text:s/></text:span><text:span text:style-name="T14_36">order</text:span><text:span text:style-name="T14_37"><text:s/></text:span><text:span text:style-name="T14_38">and</text:span><text:span text:style-name="T14_39"><text:s/></text:span><text:span text:style-name="T14_40">repair</text:span><text:span text:style-name="T14_41"><text:s/></text:span><text:span text:style-name="T14_42">and</text:span><text:span text:style-name="T14_43"><text:s/></text:span><text:span text:style-name="T14_44">will</text:span><text:span text:style-name="T14_45"><text:s/></text:span><text:span text:style-name="T14_46">surrender</text:span><text:span text:style-name="T14_47"><text:s/></text:span><text:span text:style-name="T14_48">possession</text:span><text:span text:style-name="T14_49"><text:s/></text:span><text:span text:style-name="T14_50">of</text:span><text:span text:style-name="T14_51"><text:s/></text:span><text:span text:style-name="T14_52">said</text:span><text:span text:style-name="T14_53"><text:s/></text:span><text:span text:style-name="T14_54">premises</text:span><text:span text:style-name="T14_55"><text:s/></text:span><text:span text:style-name="T14_56">in</text:span><text:span text:style-name="T14_57"><text:s/></text:span><text:span text:style-name="T14_58">as</text:span><text:span text:style-name="T14_59"><text:s/></text:span><text:span text:style-name="T14_60">good</text:span><text:span text:style-name="T14_61"><text:s/></text:span><text:span text:style-name="T14_62">condition</text:span><text:span text:style-name="T14_63"><text:s/></text:span><text:span text:style-name="T14_64">as</text:span><text:span text:style-name="T14_65"><text:s/></text:span><text:span text:style-name="T14_66">reasonable</text:span><text:span text:style-name="T14_67"><text:s/></text:span><text:span text:style-name="T14_68">and</text:span><text:span text:style-name="T14_69"><text:s/></text:span><text:span text:style-name="T14_70">careful</text:span><text:span text:style-name="T14_71"><text:s/></text:span><text:span text:style-name="T14_72">use</text:span><text:span text:style-name="T14_73"><text:s/></text:span><text:span text:style-name="T14_74">will</text:span><text:span text:style-name="T14_75"><text:s/></text:span><text:span text:style-name="T14_76">permit</text:span><text:span text:style-name="T14_77">.</text:span></text:p>
      <text:p text:style-name="P15"><text:span text:style-name="T15_1">4.<text:s text:c="2"/></text:span><text:span text:style-name="T15_2">No</text:span><text:span text:style-name="T15_3"><text:s/></text:span><text:span text:style-name="T15_4">pets</text:span><text:span text:style-name="T15_5"><text:s/></text:span><text:span text:style-name="T15_6">are</text:span><text:span text:style-name="T15_7"><text:s/></text:span><text:span text:style-name="T15_8">allowed</text:span><text:span text:style-name="T15_9"><text:s/></text:span><text:span text:style-name="T15_10">on</text:span><text:span text:style-name="T15_11"><text:s/></text:span><text:span text:style-name="T15_12">the</text:span><text:span text:style-name="T15_13"><text:s/></text:span><text:span text:style-name="T15_14">premises</text:span><text:span text:style-name="T15_15">.<text:s/></text:span></text:p>
      <text:p text:style-name="P16"><text:span text:style-name="T16_1">5.<text:s text:c="2"/></text:span><text:span text:style-name="T16_2">The</text:span><text:span text:style-name="T16_3"><text:s/></text:span><text:span text:style-name="T16_4">premises</text:span><text:span text:style-name="T16_5"><text:s/></text:span><text:span text:style-name="T16_6">are</text:span><text:span text:style-name="T16_7"><text:s/></text:span><text:span text:style-name="T16_8">to</text:span><text:span text:style-name="T16_9"><text:s/></text:span><text:span text:style-name="T16_10">be</text:span><text:span text:style-name="T16_11"><text:s/></text:span><text:span text:style-name="T16_12">used</text:span><text:span text:style-name="T16_13"><text:s/></text:span><text:span text:style-name="T16_14">for</text:span><text:span text:style-name="T16_15"><text:s/></text:span><text:span text:style-name="T16_16">commercial</text:span><text:span text:style-name="T16_17"><text:s/></text:span><text:span text:style-name="T16_18">use</text:span><text:span text:style-name="T16_19"><text:s/></text:span><text:span text:style-name="T16_20">only</text:span><text:span text:style-name="T16_21">.</text:span></text:p>
      <text:p text:style-name="P17"><text:span text:style-name="T17_1">6.<text:s text:c="2"/></text:span><text:span text:style-name="T17_2">The</text:span><text:span text:style-name="T17_3"><text:s/></text:span><text:span text:style-name="T17_4">owner</text:span><text:span text:style-name="T17_5"><text:s/></text:span><text:span text:style-name="T17_6">or</text:span><text:span text:style-name="T17_7"><text:s/></text:span><text:span text:style-name="T17_8">agent</text:span><text:span text:style-name="T17_9"><text:s/></text:span><text:span text:style-name="T17_10">shall</text:span><text:span text:style-name="T17_11"><text:s/></text:span><text:span text:style-name="T17_12">have</text:span><text:span text:style-name="T17_13"><text:s/></text:span><text:span text:style-name="T17_14">the</text:span><text:span text:style-name="T17_15"><text:s/></text:span><text:span text:style-name="T17_16">right</text:span><text:span text:style-name="T17_17"><text:s/></text:span><text:span text:style-name="T17_18">to</text:span><text:span text:style-name="T17_19"><text:s/></text:span><text:span text:style-name="T17_20">enter</text:span><text:span text:style-name="T17_21"><text:s/></text:span><text:span text:style-name="T17_22">and</text:span><text:span text:style-name="T17_23"><text:s/></text:span><text:span text:style-name="T17_24">inspect</text:span><text:span text:style-name="T17_25"><text:s/></text:span><text:span text:style-name="T17_26">any</text:span><text:span text:style-name="T17_27"><text:s/></text:span><text:span text:style-name="T17_28">portion</text:span><text:span text:style-name="T17_29"><text:s/></text:span><text:span text:style-name="T17_30">of</text:span><text:span text:style-name="T17_31"><text:s/></text:span><text:span text:style-name="T17_32">the</text:span><text:span text:style-name="T17_33"><text:s/></text:span><text:span text:style-name="T17_34">premises</text:span><text:span text:style-name="T17_35"><text:s/></text:span><text:span text:style-name="T17_36">or</text:span><text:span text:style-name="T17_37"><text:s/></text:span><text:span text:style-name="T17_38">buildings</text:span><text:span text:style-name="T17_39"><text:s/></text:span><text:span text:style-name="T17_40">at</text:span><text:span text:style-name="T17_41"><text:s/></text:span><text:span text:style-name="T17_42">all</text:span><text:span text:style-name="T17_43"><text:s/></text:span><text:span text:style-name="T17_44">reasonable</text:span><text:span text:style-name="T17_45"><text:s/></text:span><text:span text:style-name="T17_46">times</text:span><text:span text:style-name="T17_47"><text:s/></text:span><text:span text:style-name="T17_48">to</text:span><text:span text:style-name="T17_49"><text:s/></text:span><text:span text:style-name="T17_50">examine</text:span><text:span text:style-name="T17_51"><text:s/></text:span><text:span text:style-name="T17_52">the</text:span><text:span text:style-name="T17_53"><text:s/></text:span><text:span text:style-name="T17_54">condition</text:span><text:span text:style-name="T17_55"><text:s/></text:span><text:span text:style-name="T17_56">and</text:span><text:span text:style-name="T17_57"><text:s/></text:span><text:span text:style-name="T17_58">perform</text:span><text:span text:style-name="T17_59"><text:s/></text:span><text:span text:style-name="T17_60">such</text:span><text:span text:style-name="T17_61"><text:s/></text:span><text:span text:style-name="T17_62">service</text:span><text:span text:style-name="T17_63"><text:s/></text:span><text:span text:style-name="T17_64">and</text:span><text:span text:style-name="T17_65"><text:s/></text:span><text:span text:style-name="T17_66">make</text:span><text:span text:style-name="T17_67"><text:s/></text:span><text:span text:style-name="T17_68">such</text:span><text:span text:style-name="T17_69"><text:s/></text:span><text:span text:style-name="T17_70">repairs</text:span><text:span text:style-name="T17_71"><text:s/></text:span><text:span text:style-name="T17_72">or</text:span><text:span text:style-name="T17_73"><text:s/></text:span><text:span text:style-name="T17_74">alterations</text:span><text:span text:style-name="T17_75"><text:s/></text:span><text:span text:style-name="T17_76">as</text:span><text:span text:style-name="T17_77"><text:s/></text:span><text:span text:style-name="T17_78">the</text:span><text:span text:style-name="T17_79"><text:s/></text:span><text:span text:style-name="T17_80">owner</text:span><text:span text:style-name="T17_81"><text:s/></text:span><text:span text:style-name="T17_82">may</text:span><text:span text:style-name="T17_83"><text:s/></text:span><text:span text:style-name="T17_84">deem</text:span><text:span text:style-name="T17_85"><text:s/></text:span><text:span text:style-name="T17_86">advisable</text:span><text:span text:style-name="T17_87">.<text:s text:c="2"/></text:span><text:span text:style-name="T17_88">This</text:span><text:span text:style-name="T17_89"><text:s/></text:span><text:span text:style-name="T17_90">clause</text:span><text:span text:style-name="T17_91"><text:s/></text:span><text:span text:style-name="T17_92">shall</text:span><text:span text:style-name="T17_93"><text:s/></text:span><text:span text:style-name="T17_94">not</text:span><text:span text:style-name="T17_95"><text:s/></text:span><text:span text:style-name="T17_96">be</text:span><text:span text:style-name="T17_97"><text:s/></text:span><text:span text:style-name="T17_98">construed</text:span><text:span text:style-name="T17_99"><text:s/></text:span><text:span text:style-name="T17_100">to</text:span><text:span text:style-name="T17_101"><text:s/></text:span><text:span text:style-name="T17_102">require</text:span><text:span text:style-name="T17_103"><text:s/></text:span><text:span text:style-name="T17_104">the</text:span><text:span text:style-name="T17_105"><text:s/></text:span><text:span text:style-name="T17_106">owner</text:span><text:span text:style-name="T17_107"><text:s/></text:span><text:span text:style-name="T17_108">to</text:span><text:span text:style-name="T17_109"><text:s/></text:span><text:span text:style-name="T17_110">perform</text:span><text:span text:style-name="T17_111"><text:s/></text:span><text:span text:style-name="T17_112">any</text:span><text:span text:style-name="T17_113"><text:s/></text:span><text:span text:style-name="T17_114">services</text:span><text:span text:style-name="T17_115">.</text:span></text:p>
      <text:p text:style-name="P18"><text:span text:style-name="T18_1">7.<text:s text:c="2"/></text:span><text:span text:style-name="T18_2">The</text:span><text:span text:style-name="T18_3"><text:s/></text:span><text:span text:style-name="T18_4">tenant</text:span><text:span text:style-name="T18_5"><text:s/></text:span><text:span text:style-name="T18_6">will</text:span><text:span text:style-name="T18_7"><text:s/></text:span><text:span text:style-name="T18_8">be</text:span><text:span text:style-name="T18_9"><text:s/></text:span><text:span text:style-name="T18_10">charged</text:span><text:span text:style-name="T18_11"><text:s/></text:span><text:span text:style-name="T18_12">for</text:span><text:span text:style-name="T18_13"><text:s/></text:span><text:span text:style-name="T18_14">damages</text:span><text:span text:style-name="T18_15"><text:s/></text:span><text:span text:style-name="T18_16">to</text:span><text:span text:style-name="T18_17"><text:s/></text:span><text:span text:style-name="T18_18">plumbing</text:span><text:span text:style-name="T18_19">,<text:s/></text:span><text:span text:style-name="T18_20">sewage</text:span><text:span text:style-name="T18_21"><text:s/></text:span><text:span text:style-name="T18_22">stoppage</text:span><text:span text:style-name="T18_23"><text:s/></text:span><text:span text:style-name="T18_24">or</text:span><text:span text:style-name="T18_25"><text:s/></text:span><text:span text:style-name="T18_26">broken</text:span><text:span text:style-name="T18_27"><text:s/></text:span><text:span text:style-name="T18_28">glass</text:span><text:span text:style-name="T18_29"><text:s/></text:span><text:span text:style-name="T18_30">caused</text:span><text:span text:style-name="T18_31"><text:s/></text:span><text:span text:style-name="T18_32">by</text:span><text:span text:style-name="T18_33"><text:s/></text:span><text:span text:style-name="T18_34">carelessness</text:span><text:span text:style-name="T18_35">.</text:span></text:p>
      <text:p text:style-name="P19"><text:span text:style-name="T19_1">8.<text:s text:c="2"/></text:span><text:span text:style-name="T19_2">The</text:span><text:span text:style-name="T19_3"><text:s/></text:span><text:span text:style-name="T19_4">owner</text:span><text:span text:style-name="T19_5"><text:s/></text:span><text:span text:style-name="T19_6">shall</text:span><text:span text:style-name="T19_7"><text:s/></text:span><text:span text:style-name="T19_8">not</text:span><text:span text:style-name="T19_9"><text:s/></text:span><text:span text:style-name="T19_10">be</text:span><text:span text:style-name="T19_11"><text:s/></text:span><text:span text:style-name="T19_12">liable</text:span><text:span text:style-name="T19_13"><text:s/></text:span><text:span text:style-name="T19_14">at</text:span><text:span text:style-name="T19_15"><text:s/></text:span><text:span text:style-name="T19_16">any</text:span><text:span text:style-name="T19_17"><text:s/></text:span><text:span text:style-name="T19_18">time</text:span><text:span text:style-name="T19_19"><text:s/></text:span><text:span text:style-name="T19_20">for</text:span><text:span text:style-name="T19_21"><text:s/></text:span><text:span text:style-name="T19_22">any</text:span><text:span text:style-name="T19_23"><text:s/></text:span><text:span text:style-name="T19_24">damages</text:span><text:span text:style-name="T19_25"><text:s/></text:span><text:span text:style-name="T19_26">to</text:span><text:span text:style-name="T19_27"><text:s/></text:span><text:span text:style-name="T19_28">any</text:span><text:span text:style-name="T19_29"><text:s/></text:span><text:span text:style-name="T19_30">property</text:span><text:span text:style-name="T19_31"><text:s/></text:span><text:span text:style-name="T19_32">on</text:span><text:span text:style-name="T19_33"><text:s/></text:span><text:span text:style-name="T19_34">said</text:span><text:span text:style-name="T19_35"><text:s/></text:span><text:span text:style-name="T19_36">premises</text:span><text:span text:style-name="T19_37"><text:s/></text:span><text:span text:style-name="T19_38">or</text:span><text:span text:style-name="T19_39"><text:s/></text:span><text:span text:style-name="T19_40">in</text:span><text:span text:style-name="T19_41"><text:s/></text:span><text:span text:style-name="T19_42">said</text:span><text:span text:style-name="T19_43"><text:s/></text:span><text:span text:style-name="T19_44">building</text:span><text:span text:style-name="T19_45"><text:s/></text:span><text:span text:style-name="T19_46">from</text:span><text:span text:style-name="T19_47"><text:s/></text:span><text:span text:style-name="T19_48">water</text:span><text:span text:style-name="T19_49">,<text:s/></text:span><text:span text:style-name="T19_50">rain</text:span><text:span text:style-name="T19_51"><text:s/></text:span><text:span text:style-name="T19_52">or</text:span><text:span text:style-name="T19_53"><text:s/></text:span><text:span text:style-name="T19_54">snow</text:span><text:span text:style-name="T19_55"><text:s/></text:span><text:span text:style-name="T19_56">which</text:span><text:span text:style-name="T19_57"><text:s/></text:span><text:span text:style-name="T19_58">may</text:span><text:span text:style-name="T19_59"><text:s/></text:span><text:span text:style-name="T19_60">leak</text:span><text:span text:style-name="T19_61"><text:s/></text:span><text:span text:style-name="T19_62">into</text:span><text:span text:style-name="T19_63">,<text:s/></text:span><text:span text:style-name="T19_64">issue</text:span><text:span text:style-name="T19_65"><text:s/></text:span><text:span text:style-name="T19_66">or</text:span><text:span text:style-name="T19_67"><text:s/></text:span><text:span text:style-name="T19_68">fall</text:span><text:span text:style-name="T19_69"><text:s/></text:span><text:span text:style-name="T19_70">from</text:span><text:span text:style-name="T19_71"><text:s/></text:span><text:span text:style-name="T19_72">said</text:span><text:span text:style-name="T19_73"><text:s/></text:span><text:span text:style-name="T19_74">building</text:span><text:span text:style-name="T19_75">,<text:s/></text:span><text:span text:style-name="T19_76">of</text:span><text:span text:style-name="T19_77"><text:s/></text:span><text:span text:style-name="T19_78">which</text:span><text:span text:style-name="T19_79"><text:s/></text:span><text:span text:style-name="T19_80">the</text:span><text:span text:style-name="T19_81"><text:s/></text:span><text:span text:style-name="T19_82">premises</text:span><text:span text:style-name="T19_83"><text:s/></text:span><text:span text:style-name="T19_84">hereby</text:span><text:span text:style-name="T19_85"><text:s/></text:span><text:span text:style-name="T19_86">rented</text:span><text:span text:style-name="T19_87"><text:s/></text:span><text:span text:style-name="T19_88">are</text:span><text:span text:style-name="T19_89"><text:s/></text:span><text:span text:style-name="T19_90">a</text:span><text:span text:style-name="T19_91"><text:s/></text:span><text:span text:style-name="T19_92">part</text:span><text:span text:style-name="T19_93">,<text:s/></text:span><text:span text:style-name="T19_94">from</text:span><text:span text:style-name="T19_95"><text:s/></text:span><text:span text:style-name="T19_96">the</text:span><text:span text:style-name="T19_97"><text:s/></text:span><text:span text:style-name="T19_98">pipes</text:span><text:span text:style-name="T19_99">,<text:s/></text:span><text:span text:style-name="T19_100">plumbing</text:span><text:span text:style-name="T19_101"><text:s/></text:span><text:span text:style-name="T19_102">or</text:span><text:span text:style-name="T19_103"><text:s/></text:span><text:span text:style-name="T19_104">from</text:span><text:span text:style-name="T19_105"><text:s/></text:span><text:span text:style-name="T19_106">any</text:span><text:span text:style-name="T19_107"><text:s/></text:span><text:span text:style-name="T19_108">other</text:span><text:span text:style-name="T19_109"><text:s/></text:span><text:span text:style-name="T19_110">place</text:span><text:span text:style-name="T19_111">;<text:s/></text:span><text:span text:style-name="T19_112">and</text:span><text:span text:style-name="T19_113"><text:s/></text:span><text:span text:style-name="T19_114">the</text:span><text:span text:style-name="T19_115"><text:s/></text:span><text:span text:style-name="T19_116">tenant</text:span><text:span text:style-name="T19_117"><text:s/></text:span><text:span text:style-name="T19_118">shall</text:span><text:span text:style-name="T19_119"><text:s/></text:span><text:span text:style-name="T19_120">notify</text:span><text:span text:style-name="T19_121"><text:s/></text:span><text:span text:style-name="T19_122">the</text:span><text:span text:style-name="T19_123"><text:s/></text:span><text:span text:style-name="T19_124">owner</text:span><text:span text:style-name="T19_125"><text:s/></text:span><text:span text:style-name="T19_126">or</text:span><text:span text:style-name="T19_127"><text:s/></text:span><text:span text:style-name="T19_128">agent</text:span><text:span text:style-name="T19_129"><text:s/></text:span><text:span text:style-name="T19_130">at</text:span><text:span text:style-name="T19_131"><text:s/></text:span><text:span text:style-name="T19_132">once</text:span><text:span text:style-name="T19_133"><text:s/></text:span><text:span text:style-name="T19_134">in</text:span><text:span text:style-name="T19_135"><text:s/></text:span><text:span text:style-name="T19_136">case</text:span><text:span text:style-name="T19_137"><text:s/></text:span><text:span text:style-name="T19_138">of</text:span><text:span text:style-name="T19_139"><text:s/></text:span><text:span text:style-name="T19_140">leaks</text:span><text:span text:style-name="T19_141"><text:s/></text:span><text:span text:style-name="T19_142">in</text:span><text:span text:style-name="T19_143"><text:s/></text:span><text:span text:style-name="T19_144">plumbing</text:span><text:span text:style-name="T19_145">,<text:s/></text:span><text:span text:style-name="T19_146">roof</text:span><text:span text:style-name="T19_147"><text:s/></text:span><text:span text:style-name="T19_148">or</text:span><text:span text:style-name="T19_149"><text:s/></text:span><text:span text:style-name="T19_150">other</text:span><text:span text:style-name="T19_151"><text:s/></text:span><text:span text:style-name="T19_152">leaks</text:span><text:span text:style-name="T19_153"><text:s/></text:span><text:span text:style-name="T19_154">which</text:span><text:span text:style-name="T19_155"><text:s/></text:span><text:span text:style-name="T19_156">may</text:span><text:span text:style-name="T19_157"><text:s/></text:span><text:span text:style-name="T19_158">cause</text:span><text:span text:style-name="T19_159"><text:s/></text:span><text:span text:style-name="T19_160">damage</text:span><text:span text:style-name="T19_161"><text:s/></text:span><text:span text:style-name="T19_162">to</text:span><text:span text:style-name="T19_163"><text:s/></text:span><text:span text:style-name="T19_164">the</text:span><text:span text:style-name="T19_165"><text:s/></text:span><text:span text:style-name="T19_166">building</text:span><text:span text:style-name="T19_167">.</text:span></text:p>
      <text:p text:style-name="P20"><text:span text:style-name="T20_1">9.<text:s text:c="2"/></text:span><text:span text:style-name="T20_2">No</text:span><text:span text:style-name="T20_3"><text:s/></text:span><text:span text:style-name="T20_4">painting</text:span><text:span text:style-name="T20_5"><text:s/></text:span><text:span text:style-name="T20_6">or</text:span><text:span text:style-name="T20_7"><text:s/></text:span><text:span text:style-name="T20_8">alterations</text:span><text:span text:style-name="T20_9"><text:s/></text:span><text:span text:style-name="T20_10">shall</text:span><text:span text:style-name="T20_11"><text:s/></text:span><text:span text:style-name="T20_12">be</text:span><text:span text:style-name="T20_13"><text:s/></text:span><text:span text:style-name="T20_14">made</text:span><text:span text:style-name="T20_15"><text:s/></text:span><text:span text:style-name="T20_16">without</text:span><text:span text:style-name="T20_17"><text:s/></text:span><text:span text:style-name="T20_18">the</text:span><text:span text:style-name="T20_19"><text:s/></text:span><text:span text:style-name="T20_20">written</text:span><text:span text:style-name="T20_21"><text:s/></text:span><text:span text:style-name="T20_22">consent</text:span><text:span text:style-name="T20_23"><text:s/></text:span><text:span text:style-name="T20_24">of</text:span><text:span text:style-name="T20_25"><text:s/></text:span><text:span text:style-name="T20_26">the</text:span><text:span text:style-name="T20_27"><text:s/></text:span><text:span text:style-name="T20_28">owner</text:span><text:span text:style-name="T20_29"><text:s/></text:span><text:span text:style-name="T20_30">or</text:span><text:span text:style-name="T20_31"><text:s/></text:span><text:span text:style-name="T20_32">agent</text:span><text:span text:style-name="T20_33">.</text:span></text:p>
      <text:p text:style-name="P21"><text:span text:style-name="T21_1">10.<text:s text:c="3"/></text:span><text:span text:style-name="T21_2">In</text:span><text:span text:style-name="T21_3"><text:s/></text:span><text:span text:style-name="T21_4">addition</text:span><text:span text:style-name="T21_5"><text:s/></text:span><text:span text:style-name="T21_6">to</text:span><text:span text:style-name="T21_7"><text:s/></text:span><text:span text:style-name="T21_8">paying</text:span><text:span text:style-name="T21_9"><text:s/></text:span><text:span text:style-name="T21_10">the</text:span><text:span text:style-name="T21_11"><text:s/></text:span><text:span text:style-name="T21_12">first</text:span><text:span text:style-name="T21_13"><text:s/></text:span><text:span text:style-name="T21_14">month</text:span><text:span text:style-name="T21_15">’</text:span><text:span text:style-name="T21_16">s</text:span><text:span text:style-name="T21_17"><text:s/></text:span><text:span text:style-name="T21_18">rent</text:span><text:span text:style-name="T21_19"><text:s/></text:span><text:span text:style-name="T21_20">the</text:span><text:span text:style-name="T21_21"><text:s/></text:span><text:span text:style-name="T21_22">tenants</text:span><text:span text:style-name="T21_23"><text:s/></text:span><text:span text:style-name="T21_24">are</text:span><text:span text:style-name="T21_25"><text:s/></text:span><text:span text:style-name="T21_26">hereby</text:span><text:span text:style-name="T21_27"><text:s/></text:span><text:span text:style-name="T21_28">depositing</text:span><text:span text:style-name="T21_29"><text:s/></text:span><text:span text:style-name="T21_30">the</text:span><text:span text:style-name="T21_31"><text:s/></text:span><text:span text:style-name="T21_32">sum</text:span><text:span text:style-name="T21_33"><text:s/></text:span><text:span text:style-name="T21_34">of</text:span><text:span text:style-name="T21_35"><text:s/></text:span><text:span text:style-name="T21_36">$500.00</text:span><text:span text:style-name="T21_37"><text:s/></text:span><text:span text:style-name="T21_38">as</text:span><text:span text:style-name="T21_39"><text:s/></text:span><text:span text:style-name="T21_40">security</text:span><text:span text:style-name="T21_41"><text:s/></text:span><text:span text:style-name="T21_42">for</text:span><text:span text:style-name="T21_43"><text:s/></text:span><text:span text:style-name="T21_44">the</text:span><text:span text:style-name="T21_45"><text:s/></text:span><text:span text:style-name="T21_46">performance</text:span><text:span text:style-name="T21_47"><text:s/></text:span><text:span text:style-name="T21_48">of</text:span><text:span text:style-name="T21_49"><text:s/></text:span><text:span text:style-name="T21_50">the</text:span><text:span text:style-name="T21_51"><text:s/></text:span><text:span text:style-name="T21_52">obligations</text:span><text:span text:style-name="T21_53"><text:s/></text:span><text:span text:style-name="T21_54">undertaken</text:span><text:span text:style-name="T21_55"><text:s/></text:span><text:span text:style-name="T21_56">by</text:span><text:span text:style-name="T21_57"><text:s/></text:span><text:span text:style-name="T21_58">the</text:span><text:span text:style-name="T21_59"><text:s/></text:span><text:span text:style-name="T21_60">tenant</text:span><text:span text:style-name="T21_61"><text:s/></text:span><text:span text:style-name="T21_62">and</text:span><text:span text:style-name="T21_63"><text:s/></text:span><text:span text:style-name="T21_64">upon</text:span><text:span text:style-name="T21_65"><text:s/></text:span><text:span text:style-name="T21_66">vacation</text:span><text:span text:style-name="T21_67"><text:s/></text:span><text:span text:style-name="T21_68">of</text:span><text:span text:style-name="T21_69"><text:s/></text:span><text:span text:style-name="T21_70">the</text:span><text:span text:style-name="T21_71"><text:s/></text:span><text:span text:style-name="T21_72">premises</text:span><text:span text:style-name="T21_73"><text:s/></text:span><text:span text:style-name="T21_74">the</text:span><text:span text:style-name="T21_75"><text:s/></text:span><text:span text:style-name="T21_76">owner</text:span><text:span text:style-name="T21_77"><text:s/></text:span><text:span text:style-name="T21_78">shall</text:span><text:span text:style-name="T21_79"><text:s/></text:span><text:span text:style-name="T21_80">return</text:span><text:span text:style-name="T21_81"><text:s/></text:span><text:span text:style-name="T21_82">the</text:span><text:span text:style-name="T21_83"><text:s/></text:span><text:span text:style-name="T21_84">same</text:span><text:span text:style-name="T21_85"><text:s/></text:span><text:span text:style-name="T21_86">without</text:span><text:span text:style-name="T21_87"><text:s/></text:span><text:span text:style-name="T21_88">interest</text:span><text:span text:style-name="T21_89"><text:s/></text:span><text:span text:style-name="T21_90">less</text:span><text:span text:style-name="T21_91"><text:s/></text:span><text:span text:style-name="T21_92">any</text:span><text:span text:style-name="T21_93"><text:s/></text:span><text:span text:style-name="T21_94">claims</text:span><text:span text:style-name="T21_95"><text:s/></text:span><text:span text:style-name="T21_96">he</text:span><text:span text:style-name="T21_97"><text:s/></text:span><text:span text:style-name="T21_98">may</text:span><text:span text:style-name="T21_99"><text:s/></text:span><text:span text:style-name="T21_100">have</text:span><text:span text:style-name="T21_101"><text:s/></text:span><text:span text:style-name="T21_102">again</text:span><text:span text:style-name="T21_103"><text:s/></text:span><text:span text:style-name="T21_104">the</text:span><text:span text:style-name="T21_105"><text:s/></text:span><text:span text:style-name="T21_106">same</text:span><text:span text:style-name="T21_107">.<text:s text:c="2"/></text:span><text:span text:style-name="T21_108">Said</text:span><text:span text:style-name="T21_109"><text:s/></text:span><text:span text:style-name="T21_110">deposit</text:span><text:span text:style-name="T21_111"><text:s/></text:span><text:span text:style-name="T21_112">shall</text:span><text:span text:style-name="T21_113"><text:s/></text:span><text:span text:style-name="T21_114">in</text:span><text:span text:style-name="T21_115"><text:s/></text:span><text:span text:style-name="T21_116">no</text:span><text:span text:style-name="T21_117"><text:s/></text:span><text:span text:style-name="T21_118">way</text:span><text:span text:style-name="T21_119"><text:s/></text:span><text:span text:style-name="T21_120">to</text:span><text:span text:style-name="T21_121"><text:s/></text:span><text:span text:style-name="T21_122">applied</text:span><text:span text:style-name="T21_123"><text:s/></text:span><text:span text:style-name="T21_124">toward</text:span><text:span text:style-name="T21_125"><text:s/></text:span><text:span text:style-name="T21_126">rent</text:span><text:span text:style-name="T21_127">.</text:span></text:p>
      <text:p text:style-name="P22"><text:span text:style-name="T22_1">11.<text:s text:c="2"/></text:span><text:span text:style-name="T22_2">The</text:span><text:span text:style-name="T22_3"><text:s/></text:span><text:span text:style-name="T22_4">Lessee</text:span><text:span text:style-name="T22_5"><text:s/></text:span><text:span text:style-name="T22_6">shall</text:span><text:span text:style-name="T22_7"><text:s/></text:span><text:span text:style-name="T22_8">give</text:span><text:span text:style-name="T22_9"><text:s/></text:span><text:span text:style-name="T22_10">thirty</text:span><text:span text:style-name="T22_11">(30)<text:s/></text:span><text:span text:style-name="T22_12">days</text:span><text:span text:style-name="T22_13"><text:s/></text:span><text:span text:style-name="T22_14">written</text:span><text:span text:style-name="T22_15"><text:s/></text:span><text:span text:style-name="T22_16">notice</text:span><text:span text:style-name="T22_17"><text:s/></text:span><text:span text:style-name="T22_18">of</text:span><text:span text:style-name="T22_19"><text:s/></text:span><text:span text:style-name="T22_20">moving</text:span><text:span text:style-name="T22_21"><text:s/></text:span><text:span text:style-name="T22_22">prior</text:span><text:span text:style-name="T22_23"><text:s/></text:span><text:span text:style-name="T22_24">to</text:span><text:span text:style-name="T22_25"><text:s/></text:span><text:span text:style-name="T22_26">the</text:span><text:span text:style-name="T22_27"><text:s/></text:span><text:span text:style-name="T22_28">date</text:span><text:span text:style-name="T22_29"><text:s/></text:span><text:span text:style-name="T22_30">of</text:span><text:span text:style-name="T22_31"><text:s/></text:span><text:span text:style-name="T22_32">vacation</text:span><text:span text:style-name="T22_33"><text:s/></text:span><text:span text:style-name="T22_34">the</text:span><text:span text:style-name="T22_35"><text:s/></text:span><text:span text:style-name="T22_36">premises</text:span><text:span text:style-name="T22_37"><text:s/></text:span><text:span text:style-name="T22_38">or</text:span><text:span text:style-name="T22_39"><text:s/></text:span><text:span text:style-name="T22_40">the</text:span><text:span text:style-name="T22_41"><text:s/></text:span><text:span text:style-name="T22_42">tenant</text:span><text:span text:style-name="T22_43"><text:s/></text:span><text:span text:style-name="T22_44">shall</text:span><text:span text:style-name="T22_45"><text:s/></text:span><text:span text:style-name="T22_46">forfeit</text:span><text:span text:style-name="T22_47"><text:s/></text:span><text:span text:style-name="T22_48">the</text:span><text:span text:style-name="T22_49"><text:s/></text:span><text:span text:style-name="T22_50">deposit</text:span><text:span text:style-name="T22_51"><text:s/></text:span><text:span text:style-name="T22_52">stated</text:span><text:span text:style-name="T22_53"><text:s/></text:span><text:span text:style-name="T22_54">in</text:span><text:span text:style-name="T22_55"><text:s/></text:span><text:span text:style-name="T22_56">item</text:span><text:span text:style-name="T22_57"><text:s/>10.<text:s text:c="2"/></text:span><text:span text:style-name="T22_58">Lessee</text:span><text:span text:style-name="T22_59"><text:s/></text:span><text:span text:style-name="T22_60">shall</text:span><text:span text:style-name="T22_61"><text:s/></text:span><text:span text:style-name="T22_62">be</text:span><text:span text:style-name="T22_63"><text:s/></text:span><text:span text:style-name="T22_64">responsible</text:span><text:span text:style-name="T22_65"><text:s/></text:span><text:span text:style-name="T22_66">for</text:span><text:span text:style-name="T22_67"><text:s/></text:span><text:span text:style-name="T22_68">that</text:span><text:span text:style-name="T22_69"><text:s/></text:span><text:span text:style-name="T22_70">subsequent</text:span><text:span text:style-name="T22_71"><text:s/></text:span><text:span text:style-name="T22_72">month</text:span><text:span text:style-name="T22_73">’</text:span><text:span text:style-name="T22_74">s</text:span><text:span text:style-name="T22_75"><text:s/></text:span><text:span text:style-name="T22_76">rent</text:span><text:span text:style-name="T22_77">.<text:s text:c="2"/></text:span></text:p>
      <text:p text:style-name="P23"><text:span text:style-name="T23_1">12.<text:s/></text:span><text:span text:style-name="T23_2">Tenant</text:span><text:span text:style-name="T23_3"><text:s/></text:span><text:span text:style-name="T23_4">will</text:span><text:span text:style-name="T23_5"><text:s/></text:span><text:span text:style-name="T23_6">present</text:span><text:span text:style-name="T23_7"><text:s/></text:span><text:span text:style-name="T23_8">suitable</text:span><text:span text:style-name="T23_9"><text:s/></text:span><text:span text:style-name="T23_10">Proof</text:span><text:span text:style-name="T23_11"><text:s/></text:span><text:span text:style-name="T23_12">of</text:span><text:span text:style-name="T23_13"><text:s/></text:span><text:span text:style-name="T23_14">Insurance</text:span><text:span text:style-name="T23_15"><text:s/></text:span><text:span text:style-name="T23_16">that</text:span><text:span text:style-name="T23_17"><text:s/></text:span><text:span text:style-name="T23_18">co</text:span><text:span text:style-name="T23_19">-</text:span><text:span text:style-name="T23_20">insures</text:span><text:span text:style-name="T23_21"><text:s/></text:span><text:span text:style-name="T23_22">Landlord</text:span><text:span text:style-name="T23_23"><text:s/></text:span><text:span text:style-name="T23_24">and</text:span><text:span text:style-name="T23_25"><text:s/></text:span><text:span text:style-name="T23_26">Lender</text:span><text:span text:style-name="T23_27"><text:s/>(</text:span><text:span text:style-name="T23_28">North</text:span><text:span text:style-name="T23_29"><text:s/></text:span><text:span text:style-name="T23_30">Akron</text:span><text:span text:style-name="T23_31"><text:s/></text:span><text:span text:style-name="T23_32">Savings</text:span><text:span text:style-name="T23_33">)<text:s/></text:span><text:span text:style-name="T23_34">and</text:span><text:span text:style-name="T23_35"><text:s/></text:span><text:span text:style-name="T23_36">the</text:span><text:span text:style-name="T23_37"><text:s/></text:span><text:span text:style-name="T23_38">property</text:span><text:span text:style-name="T23_39"><text:s/></text:span><text:span text:style-name="T23_40">from</text:span><text:span text:style-name="T23_41"><text:s/></text:span><text:span text:style-name="T23_42">any</text:span><text:span text:style-name="T23_43"><text:s/></text:span><text:span text:style-name="T23_44">liabilities</text:span><text:span text:style-name="T23_45"><text:s/></text:span><text:span text:style-name="T23_46">arising</text:span><text:span text:style-name="T23_47"><text:s/></text:span><text:span text:style-name="T23_48">from</text:span><text:span text:style-name="T23_49"><text:s/></text:span><text:span text:style-name="T23_50">tenant</text:span><text:span text:style-name="T23_51">’</text:span><text:span text:style-name="T23_52">s</text:span><text:span text:style-name="T23_53"><text:s/></text:span><text:span text:style-name="T23_54">intended</text:span><text:span text:style-name="T23_55"><text:s/></text:span><text:span text:style-name="T23_56">use</text:span><text:span text:style-name="T23_57"><text:s/></text:span><text:span text:style-name="T23_58">of</text:span><text:span text:style-name="T23_59"><text:s/></text:span><text:span text:style-name="T23_60">the</text:span><text:span text:style-name="T23_61"><text:s/></text:span><text:span text:style-name="T23_62">space</text:span><text:span text:style-name="T23_63">.<text:s/></text:span><text:span text:style-name="T23_64">Tenant</text:span><text:span text:style-name="T23_65"><text:s/></text:span><text:span text:style-name="T23_66">will</text:span><text:span text:style-name="T23_67"><text:s/></text:span><text:span text:style-name="T23_68">Hold</text:span><text:span text:style-name="T23_69"><text:s/></text:span><text:span text:style-name="T23_70">Harmless</text:span><text:span text:style-name="T23_71"><text:s/></text:span><text:span text:style-name="T23_72">Landlord</text:span><text:span text:style-name="T23_73"><text:s/></text:span><text:span text:style-name="T23_74">from</text:span><text:span text:style-name="T23_75"><text:s/></text:span><text:span text:style-name="T23_76">any</text:span><text:span text:style-name="T23_77"><text:s/></text:span><text:span text:style-name="T23_78">personal</text:span><text:span text:style-name="T23_79"><text:s/></text:span><text:span text:style-name="T23_80">injury</text:span><text:span text:style-name="T23_81"><text:s/></text:span><text:span text:style-name="T23_82">that</text:span><text:span text:style-name="T23_83"><text:s/></text:span><text:span text:style-name="T23_84">may</text:span><text:span text:style-name="T23_85"><text:s/></text:span><text:span text:style-name="T23_86">result</text:span><text:span text:style-name="T23_87"><text:s/></text:span><text:span text:style-name="T23_88">from</text:span><text:span text:style-name="T23_89"><text:s/></text:span><text:span text:style-name="T23_90">tenant</text:span><text:span text:style-name="T23_91">’</text:span><text:span text:style-name="T23_92">s</text:span><text:span text:style-name="T23_93"><text:s/></text:span><text:span text:style-name="T23_94">use</text:span><text:span text:style-name="T23_95"><text:s/></text:span><text:span text:style-name="T23_96">of</text:span><text:span text:style-name="T23_97"><text:s/></text:span><text:span text:style-name="T23_98">the</text:span><text:span text:style-name="T23_99"><text:s/></text:span><text:span text:style-name="T23_100">space</text:span><text:span text:style-name="T23_101">.<text:s text:c="2"/></text:span></text:p>
      <text:p text:style-name="P24"><text:span text:style-name="T24_1">13.<text:s text:c="2"/></text:span><text:span text:style-name="T24_2">Tenant</text:span><text:span text:style-name="T24_3"><text:s/></text:span><text:span text:style-name="T24_4">understands</text:span><text:span text:style-name="T24_5"><text:s/></text:span><text:span text:style-name="T24_6">that</text:span><text:span text:style-name="T24_7"><text:s/></text:span><text:span text:style-name="T24_8">the</text:span><text:span text:style-name="T24_9"><text:s/></text:span><text:span text:style-name="T24_10">Cascade</text:span><text:span text:style-name="T24_11"><text:s/></text:span><text:span text:style-name="T24_12">Lofts</text:span><text:span text:style-name="T24_13"><text:s/></text:span><text:span text:style-name="T24_14">is</text:span><text:span text:style-name="T24_15"><text:s/></text:span><text:span text:style-name="T24_16">a</text:span><text:span text:style-name="T24_17"><text:s/></text:span><text:span text:style-name="T24_18">mixed</text:span><text:span text:style-name="T24_19">-</text:span><text:span text:style-name="T24_20">use</text:span><text:span text:style-name="T24_21">/<text:s/></text:span><text:span text:style-name="T24_22">residential</text:span><text:span text:style-name="T24_23"><text:s/></text:span><text:span text:style-name="T24_24">building</text:span><text:span text:style-name="T24_25">.<text:s text:c="2"/></text:span><text:span text:style-name="T24_26">Landlord</text:span><text:span text:style-name="T24_27"><text:s/></text:span><text:span text:style-name="T24_28">reserves</text:span><text:span text:style-name="T24_29"><text:s/></text:span><text:span text:style-name="T24_30">right</text:span><text:span text:style-name="T24_31"><text:s/></text:span><text:span text:style-name="T24_32">to</text:span><text:span text:style-name="T24_33"><text:s/></text:span><text:span text:style-name="T24_34">cancel</text:span><text:span text:style-name="T24_35"><text:s/></text:span><text:span text:style-name="T24_36">this</text:span><text:span text:style-name="T24_37"><text:s/></text:span><text:span text:style-name="T24_38">lease</text:span><text:span text:style-name="T24_39"><text:s/></text:span><text:span text:style-name="T24_40">is</text:span><text:span text:style-name="T24_41"><text:s/></text:span><text:span text:style-name="T24_42">any</text:span><text:span text:style-name="T24_43"><text:s/></text:span><text:span text:style-name="T24_44">activities</text:span><text:span text:style-name="T24_45"><text:s/></text:span><text:span text:style-name="T24_46">are</text:span><text:span text:style-name="T24_47"><text:s/></text:span><text:span text:style-name="T24_48">deemed</text:span><text:span text:style-name="T24_49"><text:s/></text:span><text:span text:style-name="T24_50">noxious</text:span><text:span text:style-name="T24_51"><text:s/></text:span><text:span text:style-name="T24_52">or</text:span><text:span text:style-name="T24_53"><text:s/></text:span><text:span text:style-name="T24_54">dangerous</text:span><text:span text:style-name="T24_55"><text:s/></text:span><text:span text:style-name="T24_56">to</text:span><text:span text:style-name="T24_57"><text:s/></text:span><text:span text:style-name="T24_58">the</text:span><text:span text:style-name="T24_59"><text:s/></text:span><text:span text:style-name="T24_60">well</text:span><text:span text:style-name="T24_61">-</text:span><text:span text:style-name="T24_62">being</text:span><text:span text:style-name="T24_63"><text:s/></text:span><text:span text:style-name="T24_64">of</text:span><text:span text:style-name="T24_65"><text:s/></text:span><text:span text:style-name="T24_66">the</text:span><text:span text:style-name="T24_67"><text:s/></text:span><text:span text:style-name="T24_68">building</text:span><text:span text:style-name="T24_69"><text:s/></text:span><text:span text:style-name="T24_70">or</text:span><text:span text:style-name="T24_71"><text:s/></text:span><text:span text:style-name="T24_72">contiguous</text:span><text:span text:style-name="T24_73"><text:s/></text:span><text:span text:style-name="T24_74">tenants</text:span><text:span text:style-name="T24_75">.<text:s text:c="2"/></text:span></text:p>
      <text:p text:style-name="P25"><text:span text:style-name="T25_1">14.<text:s text:c="2"/></text:span><text:span text:style-name="T25_2">Landlord</text:span><text:span text:style-name="T25_3"><text:s/></text:span><text:span text:style-name="T25_4">reserves</text:span><text:span text:style-name="T25_5"><text:s/></text:span><text:span text:style-name="T25_6">right</text:span><text:span text:style-name="T25_7"><text:s/></text:span><text:span text:style-name="T25_8">to</text:span><text:span text:style-name="T25_9"><text:s/></text:span><text:span text:style-name="T25_10">relocate</text:span><text:span text:style-name="T25_11"><text:s/></text:span><text:span text:style-name="T25_12">tenant</text:span><text:span text:style-name="T25_13"><text:s text:c="2"/></text:span><text:span text:style-name="T25_14">with</text:span><text:span text:style-name="T25_15"><text:s/></text:span><text:span text:style-name="T25_16">a</text:span><text:span text:style-name="T25_17"><text:s/>60<text:s/></text:span><text:span text:style-name="T25_18">day</text:span><text:span text:style-name="T25_19"><text:s/></text:span><text:span text:style-name="T25_20">notice</text:span><text:span text:style-name="T25_21"><text:s/></text:span><text:span text:style-name="T25_22">in</text:span><text:span text:style-name="T25_23"><text:s/></text:span><text:span text:style-name="T25_24">the</text:span><text:span text:style-name="T25_25"><text:s/></text:span><text:span text:style-name="T25_26">event</text:span><text:span text:style-name="T25_27"><text:s/></text:span><text:span text:style-name="T25_28">that</text:span><text:span text:style-name="T25_29"><text:s/></text:span><text:span text:style-name="T25_30">construction</text:span><text:span text:style-name="T25_31"><text:s/></text:span><text:span text:style-name="T25_32">needs</text:span><text:span text:style-name="T25_33"><text:s/></text:span><text:span text:style-name="T25_34">to</text:span><text:span text:style-name="T25_35"><text:s/></text:span><text:span text:style-name="T25_36">occur</text:span><text:span text:style-name="T25_37"><text:s/></text:span><text:span text:style-name="T25_38">in</text:span><text:span text:style-name="T25_39"><text:s/></text:span><text:span text:style-name="T25_40">premises</text:span><text:span text:style-name="T25_41">.</text:span></text:p>
      <text:p text:style-name="P26"/>
      <text:p text:style-name="P27"><text:span text:style-name="T27_1">*</text:span><text:span text:style-name="T27_2">Payments</text:span><text:span text:style-name="T27_3"><text:s/></text:span><text:span text:style-name="T27_4">due</text:span><text:span text:style-name="T27_5"><text:s/></text:span><text:span text:style-name="T27_6">the</text:span><text:span text:style-name="T27_7"><text:s/>1</text:span><text:span text:style-name="T27_8">st</text:span><text:span text:style-name="T27_9"><text:s/></text:span><text:span text:style-name="T27_10">of</text:span><text:span text:style-name="T27_11"><text:s/></text:span><text:span text:style-name="T27_12">the</text:span><text:span text:style-name="T27_13"><text:s/></text:span><text:span text:style-name="T27_14">current</text:span><text:span text:style-name="T27_15"><text:s/></text:span><text:span text:style-name="T27_16">payment</text:span><text:span text:style-name="T27_17"><text:s/></text:span><text:span text:style-name="T27_18">month</text:span><text:span text:style-name="T27_19"><text:s/></text:span><text:span text:style-name="T27_20">and</text:span><text:span text:style-name="T27_21"><text:s/></text:span><text:span text:style-name="T27_22">is</text:span><text:span text:style-name="T27_23"><text:s/></text:span><text:span text:style-name="T27_24">considered</text:span><text:span text:style-name="T27_25"><text:s/></text:span><text:span text:style-name="T27_26">delinquent</text:span><text:span text:style-name="T27_27"><text:s/></text:span><text:span text:style-name="T27_28">if</text:span><text:span text:style-name="T27_29"><text:s/></text:span><text:span text:style-name="T27_30">not</text:span><text:span text:style-name="T27_31"><text:s/></text:span><text:span text:style-name="T27_32">received</text:span><text:span text:style-name="T27_33"><text:s/></text:span><text:span text:style-name="T27_34">on</text:span><text:span text:style-name="T27_35"><text:s/></text:span><text:span text:style-name="T27_36">or</text:span><text:span text:style-name="T27_37"><text:s/></text:span><text:span text:style-name="T27_38">before</text:span><text:span text:style-name="T27_39"><text:s/></text:span><text:span text:style-name="T27_40">the</text:span><text:span text:style-name="T27_41"><text:s/>1</text:span><text:span text:style-name="T27_42">st</text:span><text:span text:style-name="T27_43"><text:s/></text:span><text:span text:style-name="T27_44">of</text:span><text:span text:style-name="T27_45"><text:s/></text:span><text:span text:style-name="T27_46">the</text:span><text:span text:style-name="T27_47"><text:s/></text:span><text:span text:style-name="T27_48">month</text:span><text:span text:style-name="T27_49">.<text:s text:c="2"/></text:span><text:span text:style-name="T27_50">A</text:span><text:span text:style-name="T27_51"><text:s/></text:span><text:span text:style-name="T27_52">$50.00</text:span><text:span text:style-name="T27_53"><text:s/>(</text:span><text:span text:style-name="T27_54">Fifty</text:span><text:span text:style-name="T27_55">)<text:s/></text:span><text:span text:style-name="T27_56">late</text:span><text:span text:style-name="T27_57"><text:s/></text:span><text:span text:style-name="T27_58">charge</text:span><text:span text:style-name="T27_59"><text:s/></text:span><text:span text:style-name="T27_60">is</text:span><text:span text:style-name="T27_61"><text:s/></text:span><text:span text:style-name="T27_62">assessed</text:span><text:span text:style-name="T27_63"><text:s/></text:span><text:span text:style-name="T27_64">for</text:span><text:span text:style-name="T27_65"><text:s/></text:span><text:span text:style-name="T27_66">any</text:span><text:span text:style-name="T27_67"><text:s/></text:span><text:span text:style-name="T27_68">payment</text:span><text:span text:style-name="T27_69"><text:s/></text:span><text:span text:style-name="T27_70">received</text:span><text:span text:style-name="T27_71"><text:s/></text:span><text:span text:style-name="T27_72">after</text:span><text:span text:style-name="T27_73"><text:s/></text:span><text:span text:style-name="T27_74">the</text:span><text:span text:style-name="T27_75"><text:s/>5</text:span><text:span text:style-name="T27_76">th</text:span><text:span text:style-name="T27_77">.<text:s text:c="2"/></text:span><text:span text:style-name="T27_78">If</text:span><text:span text:style-name="T27_79"><text:s/></text:span><text:span text:style-name="T27_80">payment</text:span><text:span text:style-name="T27_81"><text:s/></text:span><text:span text:style-name="T27_82">is</text:span><text:span text:style-name="T27_83"><text:s/></text:span><text:span text:style-name="T27_84">received</text:span><text:span text:style-name="T27_85"><text:s/></text:span><text:span text:style-name="T27_86">after</text:span><text:span text:style-name="T27_87"><text:s/></text:span><text:span text:style-name="T27_88">the</text:span><text:span text:style-name="T27_89"><text:s/>5</text:span><text:span text:style-name="T27_90">th</text:span><text:span text:style-name="T27_91"><text:s/></text:span><text:span text:style-name="T27_92">of</text:span><text:span text:style-name="T27_93"><text:s/></text:span><text:span text:style-name="T27_94">the</text:span><text:span text:style-name="T27_95"><text:s/></text:span><text:span text:style-name="T27_96">month</text:span><text:span text:style-name="T27_97">,<text:s/></text:span><text:span text:style-name="T27_98">there</text:span><text:span text:style-name="T27_99"><text:s/></text:span><text:span text:style-name="T27_100">is</text:span><text:span text:style-name="T27_101"><text:s/></text:span><text:span text:style-name="T27_102">a</text:span><text:span text:style-name="T27_103"><text:s/></text:span><text:span text:style-name="T27_104">$75.00</text:span><text:span text:style-name="T27_105"><text:s/>(</text:span><text:span text:style-name="T27_106">Seventy</text:span><text:span text:style-name="T27_107">-</text:span><text:span text:style-name="T27_108">Five</text:span><text:span text:style-name="T27_109">)<text:s/></text:span><text:span text:style-name="T27_110">late</text:span><text:span text:style-name="T27_111"><text:s/></text:span><text:span text:style-name="T27_112">charge</text:span><text:span text:style-name="T27_113"><text:s/></text:span><text:span text:style-name="T27_114">and</text:span><text:span text:style-name="T27_115"><text:s/></text:span><text:span text:style-name="T27_116">eviction</text:span><text:span text:style-name="T27_117"><text:s/></text:span><text:span text:style-name="T27_118">proceedings</text:span><text:span text:style-name="T27_119"><text:s/></text:span><text:span text:style-name="T27_120">will</text:span><text:span text:style-name="T27_121"><text:s/></text:span><text:span text:style-name="T27_122">be</text:span><text:span text:style-name="T27_123"><text:s/></text:span><text:span text:style-name="T27_124">initiated</text:span><text:span text:style-name="T27_125">.<text:s/></text:span><text:span text:style-name="T27_126">All</text:span><text:span text:style-name="T27_127"><text:s/></text:span><text:span text:style-name="T27_128">filing</text:span><text:span text:style-name="T27_129"><text:s/></text:span><text:span text:style-name="T27_130">fees</text:span><text:span text:style-name="T27_131"><text:s/></text:span><text:span text:style-name="T27_132">incident</text:span><text:span text:style-name="T27_133"><text:s/></text:span><text:span text:style-name="T27_134">to</text:span><text:span text:style-name="T27_135"><text:s/></text:span><text:span text:style-name="T27_136">such</text:span><text:span text:style-name="T27_137"><text:s/></text:span><text:span text:style-name="T27_138">action</text:span><text:span text:style-name="T27_139"><text:s/></text:span><text:span text:style-name="T27_140">will</text:span><text:span text:style-name="T27_141"><text:s/></text:span><text:span text:style-name="T27_142">be</text:span><text:span text:style-name="T27_143"><text:s/></text:span><text:span text:style-name="T27_144">the</text:span><text:span text:style-name="T27_145"><text:s/></text:span><text:span text:style-name="T27_146">Lessees</text:span><text:span text:style-name="T27_147">’<text:s/></text:span><text:span text:style-name="T27_148">responsibility</text:span><text:span text:style-name="T27_149">.<text:s text:c="2"/></text:span><text:span text:style-name="T27_150">All</text:span><text:span text:style-name="T27_151"><text:s/></text:span><text:span text:style-name="T27_152">major</text:span><text:span text:style-name="T27_153"><text:s/></text:span><text:span text:style-name="T27_154">repairs</text:span><text:span text:style-name="T27_155"><text:s/></text:span><text:span text:style-name="T27_156">are</text:span><text:span text:style-name="T27_157"><text:s/></text:span><text:span text:style-name="T27_158">the</text:span><text:span text:style-name="T27_159"><text:s/></text:span><text:span text:style-name="T27_160">responsibility</text:span><text:span text:style-name="T27_161"><text:s/></text:span><text:span text:style-name="T27_162">of</text:span><text:span text:style-name="T27_163"><text:s/></text:span><text:span text:style-name="T27_164">the</text:span><text:span text:style-name="T27_165"><text:s/></text:span><text:span text:style-name="T27_166">Landlord</text:span><text:span text:style-name="T27_167"><text:s/></text:span><text:span text:style-name="T27_168">and</text:span><text:span text:style-name="T27_169"><text:s/></text:span><text:span text:style-name="T27_170">will</text:span><text:span text:style-name="T27_171"><text:s/></text:span><text:span text:style-name="T27_172">be</text:span><text:span text:style-name="T27_173"><text:s/></text:span><text:span text:style-name="T27_174">made</text:span><text:span text:style-name="T27_175"><text:s/></text:span><text:span text:style-name="T27_176">with</text:span><text:span text:style-name="T27_177"><text:s/></text:span><text:span text:style-name="T27_178">his</text:span><text:span text:style-name="T27_179"><text:s/></text:span><text:span text:style-name="T27_180">approval</text:span><text:span text:style-name="T27_181"><text:s/></text:span><text:span text:style-name="T27_182">after</text:span><text:span text:style-name="T27_183"><text:s/></text:span><text:span text:style-name="T27_184">review</text:span><text:span text:style-name="T27_185">;<text:s/></text:span><text:span text:style-name="T27_186">all</text:span><text:span text:style-name="T27_187"><text:s/></text:span><text:span text:style-name="T27_188">minor</text:span><text:span text:style-name="T27_189"><text:s/></text:span><text:span text:style-name="T27_190">repairs</text:span><text:span text:style-name="T27_191"><text:s/></text:span><text:span text:style-name="T27_192">are</text:span><text:span text:style-name="T27_193"><text:s/></text:span><text:span text:style-name="T27_194">to</text:span><text:span text:style-name="T27_195"><text:s/></text:span><text:span text:style-name="T27_196">be</text:span><text:span text:style-name="T27_197"><text:s/></text:span><text:span text:style-name="T27_198">by</text:span><text:span text:style-name="T27_199"><text:s/></text:span><text:span text:style-name="T27_200">the</text:span><text:span text:style-name="T27_201"><text:s/></text:span><text:span text:style-name="T27_202">tenant</text:span><text:span text:style-name="T27_203">.</text:span></text:p>
      <text:p text:style-name="P28"/>
      <text:p text:style-name="P29"><text:span text:style-name="T29_1">We</text:span><text:span text:style-name="T29_2"><text:s/></text:span><text:span text:style-name="T29_3">hereby</text:span><text:span text:style-name="T29_4"><text:s/></text:span><text:span text:style-name="T29_5">agree</text:span><text:span text:style-name="T29_6"><text:s/></text:span><text:span text:style-name="T29_7">and</text:span><text:span text:style-name="T29_8"><text:s/></text:span><text:span text:style-name="T29_9">assent</text:span><text:span text:style-name="T29_10"><text:s/></text:span><text:span text:style-name="T29_11">to</text:span><text:span text:style-name="T29_12"><text:s/></text:span><text:span text:style-name="T29_13">the</text:span><text:span text:style-name="T29_14"><text:s/></text:span><text:span text:style-name="T29_15">above</text:span><text:span text:style-name="T29_16"><text:s/></text:span><text:span text:style-name="T29_17">rules</text:span><text:span text:style-name="T29_18"><text:s/></text:span><text:span text:style-name="T29_19">and</text:span><text:span text:style-name="T29_20"><text:s/></text:span><text:span text:style-name="T29_21">regulations</text:span><text:span text:style-name="T29_22"><text:s/></text:span></text:p>
      <text:p text:style-name="P30"/>
      <text:p text:style-name="P31"/>
      <text:p text:style-name="P32"><text:span text:style-name="T32_1"><text:s text:c="86"/><text:tab/><text:tab/><text:tab/><text:tab/><text:tab/><text:s text:c="22"/><text:tab/></text:span></text:p>
      <text:p text:style-name="P33"/>
      <text:p text:style-name="P34"><text:span text:style-name="T34_1">Trevor</text:span><text:span text:style-name="T34_2"><text:s/></text:span><text:span text:style-name="T34_3">Fischer</text:span><text:span text:style-name="T34_4"><text:tab/><text:tab/><text:tab/><text:tab/><text:tab/></text:span><text:span text:style-name="T34_5">Date</text:span><text:span text:style-name="T34_6"><text:tab/><text:tab/><text:s text:c="84"/></text:span><text:span text:style-name="T34_7">Date</text:span></text:p>
      <text:p text:style-name="P35"><text:span text:style-name="T35_1">Authorized</text:span><text:span text:style-name="T35_2"><text:s/></text:span><text:span text:style-name="T35_3">Agent</text:span><text:span text:style-name="T35_4">-</text:span><text:span text:style-name="T35_5">Synhak</text:span><text:span text:style-name="T35_6">-</text:span><text:span text:style-name="T35_7">Maker</text:span><text:span text:style-name="T35_8"><text:s/></text:span><text:span text:style-name="T35_9">Place</text:span></text:p>
      <text:p text:style-name="P36"/>
      <text:p text:style-name="P37"/>
      <text:p text:style-name="P38"/>
      <text:p text:style-name="P39"/>
      <text:p text:style-name="P40"><text:span text:style-name="T40_1">I</text:span><text:span text:style-name="T40_2"><text:s/></text:span><text:span text:style-name="T40_3">hereby</text:span><text:span text:style-name="T40_4"><text:s/></text:span><text:span text:style-name="T40_5">accept</text:span><text:span text:style-name="T40_6"><text:s/></text:span><text:span text:style-name="T40_7">this</text:span><text:span text:style-name="T40_8"><text:s/></text:span><text:span text:style-name="T40_9">agreement</text:span><text:span text:style-name="T40_10"><text:s/></text:span><text:span text:style-name="T40_11">and</text:span><text:span text:style-name="T40_12"><text:s/></text:span><text:span text:style-name="T40_13">approve</text:span><text:span text:style-name="T40_14"><text:s/></text:span><text:span text:style-name="T40_15">the</text:span><text:span text:style-name="T40_16"><text:s/></text:span><text:span text:style-name="T40_17">Lessees</text:span></text:p>
      <text:p text:style-name="P41"/>
      <text:p text:style-name="P42"/>
      <text:p text:style-name="P43"/>
      <text:p text:style-name="P44"/>
      <text:p text:style-name="P45"/>
      <text:p text:style-name="P46"><text:span text:style-name="T46_1">A</text:span><text:span text:style-name="T46_2">.</text:span><text:span text:style-name="T46_3">P</text:span><text:span text:style-name="T46_4">.<text:s/></text:span><text:span text:style-name="T46_5">Troppe</text:span><text:span text:style-name="T46_6"><text:tab/><text:tab/><text:s text:c="45"/></text:span><text:span text:style-name="T46_7">Date</text:span><text:span text:style-name="T46_8"><text:s text:c="15"/></text:span>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Georgia" svg:font-family="Georgia"/>
    <style:font-face style:name="Helvetica" svg:font-family="Helvetic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-0.002cm" fo:line-height="100%" fo:margin-top="0cm" fo:margin-bottom="0cm" fo:margin-left="-0.002cm" fo:margin-right="-0.002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1.27cm" fo:padding-right="0cm" fo:margin-right="1.2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